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0.512cm" fo:min-width="1.02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withoutfill">
      <style:graphic-properties draw:stroke="dash" draw:stroke-dash="Dashed_20__28_var_29_" svg:stroke-width="0.051cm" svg:stroke-color="#ff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fill="solid" draw:textarea-vertical-align="middle"/>
    </style:style>
    <style:style style:name="gr6" style:family="graphic" style:parent-style-name="objectwithoutfill">
      <style:graphic-properties draw:marker-start="" draw:marker-end="Arrow" draw:fill="solid" draw:textarea-vertical-align="middle" draw:shadow-offset-x="0.203cm" draw:shadow-offset-y="0.203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fo:font-size="4pt" style:font-size-asian="18pt" style:font-size-complex="18pt"/>
    </style:style>
    <style:style style:name="P2" style:family="paragraph">
      <loext:graphic-properties draw:fill="none"/>
      <style:paragraph-properties fo:text-align="center"/>
      <style:text-properties fo:font-size="4pt" style:font-size-asian="18pt" style:font-size-complex="18pt"/>
    </style:style>
    <style:style style:name="P3" style:family="paragraph">
      <style:text-properties fo:font-size="3pt" fo:font-weight="bold" style:font-size-asian="18pt" style:font-weight-asian="bold" style:font-size-complex="18pt" style:font-weight-complex="bold"/>
    </style:style>
    <style:style style:name="P4" style:family="paragraph">
      <loext:graphic-properties draw:fill="none" draw:fill-color="#ffffff"/>
      <style:text-properties fo:font-size="3pt" fo:font-weight="bold" style:font-size-asian="18pt" style:font-weight-asian="bold" style:font-size-complex="18pt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text-properties fo:font-size="4pt" style:font-size-asian="18pt" style:font-size-complex="18pt"/>
    </style:style>
    <style:style style:name="P7" style:family="paragraph">
      <loext:graphic-properties draw:fill="none" draw:fill-color="#ffffff"/>
      <style:text-properties fo:font-size="4pt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4pt" style:font-size-asian="18pt" style:font-size-complex="18pt"/>
    </style:style>
    <style:style style:name="P9" style:family="paragraph">
      <loext:graphic-properties draw:fill-color="#ffffff"/>
    </style:style>
    <style:style style:name="T1" style:family="text">
      <style:text-properties fo:font-size="4pt" style:font-size-asian="18pt" style:font-size-complex="18pt"/>
    </style:style>
    <style:style style:name="T2" style:family="text">
      <style:text-properties fo:font-size="3pt" fo:font-weight="bold" style:font-size-asian="18pt" style:font-weight-asian="bold" style:font-size-complex="18pt" style:font-weight-complex="bold"/>
    </style:style>
    <style:style style:name="T3" style:family="text">
      <style:text-properties fo:font-size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.524cm" svg:height="0.762cm" svg:x="11.978cm" svg:y="7.212cm">
          <text:p text:style-name="P1"><text:span text:style-name="T1">001</text:span></text:p>
          <text:p text:style-name="P1"><text:span text:style-name="T1">Castle Drawbridge</text:span></text:p>
          <text:p text:style-name="P1"><text:span text:style-name="T1">Rusty Spoon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2.408cm" svg:y="7.0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3.336cm" svg:y="7.3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2.008cm" svg:y="7.3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2.408cm" svg:y="7.7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11.978cm" svg:y="6.112cm">
          <text:p text:style-name="P1"><text:span text:style-name="T1">002</text:span></text:p>
          <text:p text:style-name="P1"><text:span text:style-name="T1">Castle Portculi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2.408cm" svg:y="5.9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3.336cm" svg:y="6.2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2.008cm" svg:y="6.2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2.408cm" svg:y="6.6cm">
          <draw:text-box>
            <text:p text:style-name="P3"><text:span text:style-name="T2">S</text:span></text:p>
          </draw:text-box>
        </draw:frame>
        <draw:line draw:style-name="gr3" draw:text-style-name="P5" draw:layer="layout" svg:x1="12.7cm" svg:y1="6.874cm" svg:x2="12.7cm" svg:y2="7.212cm">
          <text:p/>
        </draw:line>
        <draw:custom-shape draw:style-name="gr1" draw:text-style-name="P2" draw:layer="layout" svg:width="1.524cm" svg:height="0.762cm" svg:x="10.078cm" svg:y="6.112cm">
          <text:p text:style-name="P1"><text:span text:style-name="T1">002</text:span></text:p>
          <text:p text:style-name="P1"><text:span text:style-name="T1">Outer gatehouse</text:span></text:p>
          <text:p text:style-name="P1"><text:span text:style-name="T1">stair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0.508cm" svg:y="5.9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1.436cm" svg:y="6.2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0.108cm" svg:y="6.2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0.508cm" svg:y="6.6cm">
          <draw:text-box>
            <text:p text:style-name="P3"><text:span text:style-name="T2">S</text:span></text:p>
          </draw:text-box>
        </draw:frame>
        <draw:line draw:style-name="gr3" draw:text-style-name="P5" draw:layer="layout" svg:x1="11.978cm" svg:y1="6.604cm" svg:x2="11.602cm" svg:y2="6.584cm">
          <text:p/>
        </draw:line>
        <draw:custom-shape draw:style-name="gr1" draw:text-style-name="P2" draw:layer="layout" svg:width="1.524cm" svg:height="0.762cm" svg:x="8.178cm" svg:y="6.112cm">
          <text:p text:style-name="P1"><text:span text:style-name="T1">002</text:span></text:p>
          <text:p text:style-name="P1"><text:span text:style-name="T1">Gatehous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8.608cm" svg:y="5.9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9.536cm" svg:y="6.2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8.208cm" svg:y="6.2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8.608cm" svg:y="6.6cm">
          <draw:text-box>
            <text:p text:style-name="P3"><text:span text:style-name="T2">S</text:span></text:p>
          </draw:text-box>
        </draw:frame>
        <draw:line draw:style-name="gr3" draw:text-style-name="P5" draw:layer="layout" svg:x1="10.108cm" svg:y1="6.604cm" svg:x2="9.702cm" svg:y2="6.584cm">
          <text:p/>
        </draw:line>
        <draw:custom-shape draw:style-name="gr1" draw:text-style-name="P2" draw:layer="layout" svg:width="1.524cm" svg:height="0.762cm" svg:x="6.278cm" svg:y="6.112cm">
          <text:p text:style-name="P1"><text:span text:style-name="T1">002</text:span></text:p>
          <text:p text:style-name="P1"><text:span text:style-name="T1"><text:s text:c="2"/></text:span><text:span text:style-name="T1">west Battlement</text:span></text:p>
          <text:p text:style-name="P1"><text:span text:style-name="T1">Stairs down N,S</text:span></text:p>
          <text:p text:style-name="P1"><text:span text:style-name="T1">Stairs up W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6.708cm" svg:y="5.9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7.636cm" svg:y="6.2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6.308cm" svg:y="6.2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6.708cm" svg:y="6.6cm">
          <draw:text-box>
            <text:p text:style-name="P3"><text:span text:style-name="T2">S</text:span></text:p>
          </draw:text-box>
        </draw:frame>
        <draw:line draw:style-name="gr3" draw:text-style-name="P5" draw:layer="layout" svg:x1="8.178cm" svg:y1="6.604cm" svg:x2="7.802cm" svg:y2="6.604cm">
          <text:p/>
        </draw:line>
        <draw:custom-shape draw:style-name="gr1" draw:text-style-name="P2" draw:layer="layout" svg:width="1.524cm" svg:height="0.762cm" svg:x="6.278cm" svg:y="7.212cm">
          <text:p text:style-name="P1"><text:span text:style-name="T1">002</text:span></text:p>
          <text:p text:style-name="P1"><text:span text:style-name="T1"><text:s text:c="2"/></text:span><text:span text:style-name="T1">west Tow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6.708cm" svg:y="7.0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7.636cm" svg:y="7.3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6.308cm" svg:y="7.3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6.708cm" svg:y="7.7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4.378cm" svg:y="6.112cm">
          <text:p text:style-name="P1"><text:span text:style-name="T1">002</text:span></text:p>
          <text:p text:style-name="P1"><text:span text:style-name="T1"><text:s text:c="2"/></text:span><text:span text:style-name="T1">Watchtower</text:span></text:p>
          <text:p text:style-name="P1"><text:span text:style-name="T1">Wizard. Bring Chalice</text:span></text:p>
          <text:p text:style-name="P1"><text:span text:style-name="T1">ofDawn 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4.808cm" svg:y="5.9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5.736cm" svg:y="6.2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4.408cm" svg:y="6.2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4.808cm" svg:y="6.6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11.978cm" svg:y="8.312cm">
          <text:p text:style-name="P1"><text:span text:style-name="T1">001</text:span></text:p>
          <text:p text:style-name="P1"><text:span text:style-name="T1">Barbican. Middle of moat.</text:span></text:p>
          <text:p text:style-name="P1"><text:span text:style-name="T1">Scroll #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3.336cm" svg:y="8.4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2.008cm" svg:y="8.3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2.408cm" svg:y="8.8cm">
          <draw:text-box>
            <text:p text:style-name="P3"><text:span text:style-name="T2">S</text:span></text:p>
          </draw:text-box>
        </draw:frame>
        <draw:line draw:style-name="gr3" draw:text-style-name="P5" draw:layer="layout" svg:x1="12.7cm" svg:y1="7.974cm" svg:x2="12.7cm" svg:y2="8.312cm">
          <text:p/>
        </draw:line>
        <draw:frame draw:style-name="gr2" draw:text-style-name="P4" draw:layer="layout" svg:width="0.254cm" svg:height="0.37cm" svg:x="12.408cm" svg:y="8.1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11.967cm" svg:y="9.412cm">
          <text:p text:style-name="P1"><text:span text:style-name="T1">001</text:span></text:p>
          <text:p text:style-name="P1"><text:span text:style-name="T1">South bank of moa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3.325cm" svg:y="9.5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1.997cm" svg:y="9.4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2.397cm" svg:y="9.9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12.397cm" svg:y="9.286cm">
          <draw:text-box>
            <text:p text:style-name="P3"><text:span text:style-name="T2">N</text:span></text:p>
          </draw:text-box>
        </draw:frame>
        <draw:line draw:style-name="gr3" draw:text-style-name="P5" draw:layer="layout" svg:x1="12.662cm" svg:y1="9.074cm" svg:x2="12.651cm" svg:y2="9.412cm">
          <text:p/>
        </draw:line>
        <draw:line draw:style-name="gr3" draw:text-style-name="P5" draw:layer="layout" svg:x1="6.308cm" svg:y1="6.604cm" svg:x2="5.902cm" svg:y2="6.604cm">
          <text:p/>
        </draw:line>
        <draw:custom-shape draw:style-name="gr1" draw:text-style-name="P2" draw:layer="layout" svg:width="1.524cm" svg:height="0.762cm" svg:x="11.967cm" svg:y="10.512cm">
          <text:p text:style-name="P1"><text:span text:style-name="T1">001</text:span></text:p>
          <text:p text:style-name="P1"><text:span text:style-name="T1">Open poppy fields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3.325cm" svg:y="10.6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1.997cm" svg:y="10.5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2.397cm" svg:y="11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12.397cm" svg:y="10.386cm">
          <draw:text-box>
            <text:p text:style-name="P3"><text:span text:style-name="T2">N</text:span></text:p>
          </draw:text-box>
        </draw:frame>
        <draw:line draw:style-name="gr3" draw:text-style-name="P5" draw:layer="layout" svg:x1="12.651cm" svg:y1="10.174cm" svg:x2="12.651cm" svg:y2="10.512cm">
          <text:p/>
        </draw:line>
        <draw:custom-shape draw:style-name="gr1" draw:text-style-name="P2" draw:layer="layout" svg:width="1.524cm" svg:height="0.762cm" svg:x="11.967cm" svg:y="11.612cm">
          <text:p text:style-name="P1"><text:span text:style-name="T1">001</text:span></text:p>
          <text:p text:style-name="P1"><text:span text:style-name="T1">Entrance to great fores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3.325cm" svg:y="11.7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1.997cm" svg:y="11.6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2.397cm" svg:y="12.1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12.397cm" svg:y="11.4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11.965cm" svg:y="12.712cm">
          <text:p text:style-name="P1"><text:span text:style-name="T1">001</text:span></text:p>
          <text:p text:style-name="P1"><text:span text:style-name="T1">Great fores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3.323cm" svg:y="12.8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1.995cm" svg:y="12.7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2.395cm" svg:y="13.2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12.395cm" svg:y="12.5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13.865cm" svg:y="11.612cm">
          <text:p text:style-name="P1"><text:span text:style-name="T1">001</text:span></text:p>
          <text:p text:style-name="P1"><text:span text:style-name="T1">Small Hamlet of houses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5.223cm" svg:y="11.7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3.895cm" svg:y="11.6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4.295cm" svg:y="12.1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14.295cm" svg:y="11.4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15.765cm" svg:y="11.612cm">
          <text:p text:style-name="P1"><text:span text:style-name="T1">001</text:span></text:p>
          <text:p text:style-name="P1"><text:span text:style-name="T1">Door of House:</text:span></text:p>
          <text:p text:style-name="P1"><text:span text:style-name="T1">Ms.Dribblebottom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7.123cm" svg:y="11.7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5.795cm" svg:y="11.6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6.195cm" svg:y="12.1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16.195cm" svg:y="11.4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17.665cm" svg:y="10.512cm">
          <text:p text:style-name="P1"><text:span text:style-name="T1">001</text:span></text:p>
          <text:p text:style-name="P1"><text:span text:style-name="T1">Cupboard:</text:span></text:p>
          <text:p text:style-name="P1"><text:span text:style-name="T1">Ms.Dribblebottom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9.023cm" svg:y="10.6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7.695cm" svg:y="10.5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8.095cm" svg:y="11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18.095cm" svg:y="10.3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17.665cm" svg:y="11.612cm">
          <text:p text:style-name="P1"><text:span text:style-name="T1">001</text:span></text:p>
          <text:p text:style-name="P1"><text:span text:style-name="T1">Kitchen:</text:span></text:p>
          <text:p text:style-name="P1"><text:span text:style-name="T1">Ms.Dribblebottom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9.023cm" svg:y="11.7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7.695cm" svg:y="11.6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8.095cm" svg:y="12.1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18.095cm" svg:y="11.4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19.565cm" svg:y="11.612cm">
          <text:p text:style-name="P1"><text:span text:style-name="T1">001</text:span></text:p>
          <text:p text:style-name="P1"><text:span text:style-name="T1">Garden:</text:span></text:p>
          <text:p text:style-name="P1"><text:span text:style-name="T1">Ms.Dribblebottom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0.923cm" svg:y="11.7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9.595cm" svg:y="11.6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9.995cm" svg:y="12.1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19.995cm" svg:y="11.486cm">
          <draw:text-box>
            <text:p text:style-name="P3"><text:span text:style-name="T2">N</text:span></text:p>
          </draw:text-box>
        </draw:frame>
        <draw:line draw:style-name="gr3" draw:text-style-name="P5" draw:layer="layout" svg:x1="13.491cm" svg:y1="12.192cm" svg:x2="13.865cm" svg:y2="12.192cm">
          <text:p/>
        </draw:line>
        <draw:line draw:style-name="gr3" draw:text-style-name="P5" draw:layer="layout" svg:x1="15.389cm" svg:y1="12.192cm" svg:x2="15.765cm" svg:y2="12.192cm">
          <text:p/>
        </draw:line>
        <draw:line draw:style-name="gr3" draw:text-style-name="P5" draw:layer="layout" svg:x1="17.289cm" svg:y1="12.192cm" svg:x2="17.665cm" svg:y2="12.192cm">
          <text:p/>
        </draw:line>
        <draw:line draw:style-name="gr3" draw:text-style-name="P5" draw:layer="layout" svg:x1="18.796cm" svg:y1="11.612cm" svg:x2="18.796cm" svg:y2="11.274cm">
          <text:p/>
        </draw:line>
        <draw:line draw:style-name="gr3" draw:text-style-name="P5" draw:layer="layout" svg:x1="19.189cm" svg:y1="12.192cm" svg:x2="19.558cm" svg:y2="12.192cm">
          <text:p/>
        </draw:line>
        <draw:line draw:style-name="gr3" draw:text-style-name="P5" draw:layer="layout" svg:x1="12.397cm" svg:y1="11.274cm" svg:x2="12.397cm" svg:y2="11.612cm">
          <text:p/>
        </draw:line>
        <draw:line draw:style-name="gr3" draw:text-style-name="P5" draw:layer="layout" svg:x1="12.397cm" svg:y1="12.374cm" svg:x2="12.395cm" svg:y2="12.712cm">
          <text:p/>
        </draw:line>
        <draw:custom-shape draw:style-name="gr1" draw:text-style-name="P2" draw:layer="layout" svg:width="1.524cm" svg:height="0.762cm" svg:x="13.865cm" svg:y="12.712cm">
          <text:p text:style-name="P1"><text:span text:style-name="T1">001</text:span></text:p>
          <text:p text:style-name="P1"><text:span text:style-name="T1">GF: LowerDribbling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5.223cm" svg:y="12.8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3.895cm" svg:y="12.7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4.295cm" svg:y="13.2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14.295cm" svg:y="12.5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15.765cm" svg:y="12.712cm">
          <text:p text:style-name="P1"><text:span text:style-name="T1">001</text:span></text:p>
          <text:p text:style-name="P1"><text:span text:style-name="T1">Waterfall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7.123cm" svg:y="12.8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5.795cm" svg:y="12.786cm">
          <draw:text-box>
            <text:p text:style-name="P3"><text:span text:style-name="T2">W</text:span></text:p>
          </draw:text-box>
        </draw:frame>
        <draw:custom-shape draw:style-name="gr1" draw:text-style-name="P2" draw:layer="layout" svg:width="1.524cm" svg:height="0.762cm" svg:x="19.565cm" svg:y="12.712cm">
          <text:p text:style-name="P1"><text:span text:style-name="T1">001</text:span></text:p>
          <text:p text:style-name="P1"><text:span text:style-name="T1">Dirt track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0.923cm" svg:y="12.8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9.595cm" svg:y="12.7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9.995cm" svg:y="13.2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19.995cm" svg:y="12.5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21.465cm" svg:y="12.712cm">
          <text:p text:style-name="P1"><text:span text:style-name="T1">001</text:span></text:p>
          <text:p text:style-name="P1"><text:span text:style-name="T1">Brickett Wood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2.823cm" svg:y="12.8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1.495cm" svg:y="12.7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1.895cm" svg:y="13.2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21.895cm" svg:y="12.5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13.865cm" svg:y="13.812cm">
          <text:p text:style-name="P1"><text:span text:style-name="T1">001</text:span></text:p>
          <text:p text:style-name="P1"><text:span text:style-name="T1">Dark fores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5.223cm" svg:y="13.9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3.895cm" svg:y="13.8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4.295cm" svg:y="14.3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14.295cm" svg:y="13.6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13.865cm" svg:y="14.912cm">
          <text:p text:style-name="P1"><text:span text:style-name="T1">001</text:span></text:p>
          <text:p text:style-name="P1"><text:span text:style-name="T1">Great fores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5.223cm" svg:y="15.0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3.895cm" svg:y="14.9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4.295cm" svg:y="15.4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14.295cm" svg:y="14.786cm">
          <draw:text-box>
            <text:p text:style-name="P3"><text:span text:style-name="T2">N</text:span></text:p>
          </draw:text-box>
        </draw:frame>
        <draw:line draw:style-name="gr3" draw:text-style-name="P5" draw:layer="layout" svg:x1="13.489cm" svg:y1="13.208cm" svg:x2="13.865cm" svg:y2="13.208cm">
          <text:p/>
        </draw:line>
        <draw:custom-shape draw:style-name="gr1" draw:text-style-name="P2" draw:layer="layout" svg:width="1.524cm" svg:height="0.762cm" svg:x="15.778cm" svg:y="6.112cm">
          <text:p text:style-name="P1"><text:span text:style-name="T1">002</text:span></text:p>
          <text:p text:style-name="P1"><text:span text:style-name="T1">Guards Rooms</text:span></text:p>
          <text:p text:style-name="P1"><text:span text:style-name="T1">Sword, Armou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6.208cm" svg:y="5.9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7.136cm" svg:y="6.2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5.808cm" svg:y="6.2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6.208cm" svg:y="6.6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11.978cm" svg:y="5.012cm">
          <text:p text:style-name="P1"><text:span text:style-name="T1">002</text:span></text:p>
          <text:p text:style-name="P1"><text:span text:style-name="T1">Lower Bailey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2.408cm" svg:y="4.8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3.336cm" svg:y="5.1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2.008cm" svg:y="5.1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2.408cm" svg:y="5.5cm">
          <draw:text-box>
            <text:p text:style-name="P3"><text:span text:style-name="T2">S</text:span></text:p>
          </draw:text-box>
        </draw:frame>
        <draw:line draw:style-name="gr3" draw:text-style-name="P5" draw:layer="layout" svg:x1="12.446cm" svg:y1="6.112cm" svg:x2="12.446cm" svg:y2="5.774cm">
          <text:p/>
        </draw:line>
        <draw:frame draw:style-name="gr2" draw:text-style-name="P7" draw:layer="layout" svg:width="1.572cm" svg:height="0.408cm" svg:x="12.144cm" svg:y="9.036cm">
          <draw:text-box>
            <text:p text:style-name="P6"><text:span text:style-name="T3">Outer Causeway</text:span></text:p>
          </draw:text-box>
        </draw:frame>
        <draw:frame draw:style-name="gr2" draw:text-style-name="P7" draw:layer="layout" svg:width="1.572cm" svg:height="0.408cm" svg:x="12.144cm" svg:y="7.936cm">
          <draw:text-box>
            <text:p text:style-name="P6"><text:span text:style-name="T3">Inner Causeway</text:span></text:p>
          </draw:text-box>
        </draw:frame>
        <draw:custom-shape draw:style-name="gr1" draw:text-style-name="P2" draw:layer="layout" svg:width="1.524cm" svg:height="0.762cm" svg:x="17.664cm" svg:y="6.112cm">
          <text:p text:style-name="P1"><text:span text:style-name="T1">002</text:span></text:p>
          <text:p text:style-name="P1"><text:span text:style-name="T1">Great East Wall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9.022cm" svg:y="6.2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7.694cm" svg:y="6.2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8.094cm" svg:y="6.6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13.865cm" svg:y="10.512cm">
          <text:p text:style-name="P1"><text:span text:style-name="T1">001</text:span></text:p>
          <text:p text:style-name="P1"><text:span text:style-name="T1">Door of Pub: </text:span></text:p>
          <text:p text:style-name="P1"><text:span text:style-name="T1">The Bishops Legs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5.223cm" svg:y="10.6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3.895cm" svg:y="10.5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4.295cm" svg:y="11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14.295cm" svg:y="10.3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13.865cm" svg:y="9.412cm">
          <text:p text:style-name="P1"><text:span text:style-name="T1">001</text:span></text:p>
          <text:p text:style-name="P1"><text:span text:style-name="T1">Pub: Bar </text:span></text:p>
          <text:p text:style-name="P1"><text:span text:style-name="T1">Proprietor Mr.Hogwash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5.223cm" svg:y="9.5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3.895cm" svg:y="9.4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4.295cm" svg:y="9.9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14.295cm" svg:y="9.286cm">
          <draw:text-box>
            <text:p text:style-name="P3"><text:span text:style-name="T2">N</text:span></text:p>
          </draw:text-box>
        </draw:frame>
        <draw:line draw:style-name="gr3" draw:text-style-name="P5" draw:layer="layout" svg:x1="14.295cm" svg:y1="11.274cm" svg:x2="14.295cm" svg:y2="11.612cm">
          <text:p/>
        </draw:line>
        <draw:line draw:style-name="gr3" draw:text-style-name="P5" draw:layer="layout" svg:x1="14.295cm" svg:y1="10.174cm" svg:x2="14.295cm" svg:y2="10.512cm">
          <text:p/>
        </draw:line>
        <draw:custom-shape draw:style-name="gr1" draw:text-style-name="P2" draw:layer="layout" svg:width="1.524cm" svg:height="0.762cm" svg:x="15.765cm" svg:y="13.813cm">
          <text:p text:style-name="P1"><text:span text:style-name="T1">001</text:span></text:p>
          <text:p text:style-name="P1"><text:span text:style-name="T1">Bridge</text:span></text:p>
          <text:p text:style-name="P1"><text:span text:style-name="T1">Troll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7.123cm" svg:y="13.915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5.795cm" svg:y="13.887cm">
          <draw:text-box>
            <text:p text:style-name="P3"><text:span text:style-name="T2">W</text:span></text:p>
          </draw:text-box>
        </draw:frame>
        <draw:line draw:style-name="gr3" draw:text-style-name="P5" draw:layer="layout" svg:x1="15.389cm" svg:y1="13.208cm" svg:x2="15.765cm" svg:y2="13.208cm">
          <text:p/>
        </draw:line>
        <draw:line draw:style-name="gr3" draw:text-style-name="P5" draw:layer="layout" svg:x1="17.289cm" svg:y1="13.208cm" svg:x2="17.665cm" svg:y2="13.208cm">
          <text:p/>
        </draw:line>
        <draw:line draw:style-name="gr3" draw:text-style-name="P5" draw:layer="layout" svg:x1="15.765cm" svg:y1="14.378cm" svg:x2="15.389cm" svg:y2="14.378cm">
          <text:p/>
        </draw:line>
        <draw:custom-shape draw:style-name="gr1" draw:text-style-name="P2" draw:layer="layout" svg:width="1.524cm" svg:height="0.762cm" svg:x="17.665cm" svg:y="13.812cm">
          <text:p text:style-name="P1"><text:span text:style-name="T1">001</text:span></text:p>
          <text:p text:style-name="P1"><text:span text:style-name="T1">Muddy wet bog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9.023cm" svg:y="13.9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7.695cm" svg:y="13.8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8.095cm" svg:y="14.3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18.095cm" svg:y="13.686cm">
          <draw:text-box>
            <text:p text:style-name="P3"><text:span text:style-name="T2">N</text:span></text:p>
          </draw:text-box>
        </draw:frame>
        <draw:line draw:style-name="gr3" draw:text-style-name="P5" draw:layer="layout" svg:x1="18.796cm" svg:y1="13.474cm" svg:x2="18.796cm" svg:y2="13.812cm">
          <text:p/>
        </draw:line>
        <draw:line draw:style-name="gr3" draw:text-style-name="P5" draw:layer="layout" svg:x1="17.665cm" svg:y1="14.378cm" svg:x2="17.289cm" svg:y2="14.378cm">
          <text:p/>
        </draw:line>
        <draw:line draw:style-name="gr3" draw:text-style-name="P5" draw:layer="layout" svg:x1="21.089cm" svg:y1="13.208cm" svg:x2="21.465cm" svg:y2="13.208cm">
          <text:p/>
        </draw:line>
        <draw:custom-shape draw:style-name="gr1" draw:text-style-name="P2" draw:layer="layout" svg:width="1.524cm" svg:height="0.762cm" svg:x="19.564cm" svg:y="6.112cm">
          <text:p text:style-name="P1"><text:span text:style-name="T1">002</text:span></text:p>
          <text:p text:style-name="P1"><text:span text:style-name="T1">East Tow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0.922cm" svg:y="6.2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9.594cm" svg:y="6.2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9.994cm" svg:y="6.6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13.878cm" svg:y="6.112cm">
          <text:p text:style-name="P1"><text:span text:style-name="T1">002</text:span></text:p>
          <text:p text:style-name="P1"><text:span text:style-name="T1">Stairs leadup to </text:span></text:p>
          <text:p text:style-name="P1"><text:span text:style-name="T1">large oak doo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4.308cm" svg:y="5.9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5.236cm" svg:y="6.2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3.908cm" svg:y="6.2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4.308cm" svg:y="6.6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11.978cm" svg:y="3.912cm">
          <text:p text:style-name="P1"><text:span text:style-name="T1">002</text:span></text:p>
          <text:p text:style-name="P1"><text:span text:style-name="T1">Inner Gatehouse 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2.408cm" svg:y="3.7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3.336cm" svg:y="4.0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2.008cm" svg:y="4.0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2.408cm" svg:y="4.4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11.978cm" svg:y="2.712cm">
          <text:p text:style-name="P1"><text:span text:style-name="T1">002</text:span></text:p>
          <text:p text:style-name="P1"><text:span text:style-name="T1">Inner Bailey</text:span></text:p>
          <text:p text:style-name="P1"><text:span text:style-name="T1">(courtyard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2.408cm" svg:y="2.5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3.336cm" svg:y="2.8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2.008cm" svg:y="2.8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2.408cm" svg:y="3.2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10.078cm" svg:y="2.712cm">
          <text:p text:style-name="P1"><text:span text:style-name="T1">002</text:span></text:p>
          <text:p text:style-name="P1"><text:span text:style-name="T1">Poisoned Well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0.508cm" svg:y="2.5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1.436cm" svg:y="2.8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0.108cm" svg:y="2.8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0.508cm" svg:y="3.2cm">
          <draw:text-box>
            <text:p text:style-name="P3"><text:span text:style-name="T2">S</text:span></text:p>
          </draw:text-box>
        </draw:frame>
        <draw:line draw:style-name="gr3" draw:text-style-name="P5" draw:layer="layout" svg:x1="12.408cm" svg:y1="5.012cm" svg:x2="12.408cm" svg:y2="4.674cm">
          <text:p/>
        </draw:line>
        <draw:line draw:style-name="gr3" draw:text-style-name="P5" draw:layer="layout" svg:x1="12.408cm" svg:y1="3.912cm" svg:x2="12.408cm" svg:y2="3.474cm">
          <text:p/>
        </draw:line>
        <draw:line draw:style-name="gr3" draw:text-style-name="P5" draw:layer="layout" svg:x1="11.978cm" svg:y1="3.302cm" svg:x2="11.602cm" svg:y2="3.302cm">
          <text:p/>
        </draw:line>
        <draw:line draw:style-name="gr3" draw:text-style-name="P5" draw:layer="layout" svg:x1="13.502cm" svg:y1="6.656cm" svg:x2="13.908cm" svg:y2="6.656cm">
          <text:p/>
        </draw:line>
        <draw:line draw:style-name="gr3" draw:text-style-name="P5" draw:layer="layout" svg:x1="15.402cm" svg:y1="6.656cm" svg:x2="15.808cm" svg:y2="6.656cm">
          <text:p/>
        </draw:line>
        <draw:line draw:style-name="gr3" draw:text-style-name="P5" draw:layer="layout" svg:x1="17.302cm" svg:y1="6.604cm" svg:x2="17.664cm" svg:y2="6.604cm">
          <text:p/>
        </draw:line>
        <draw:line draw:style-name="gr3" draw:text-style-name="P5" draw:layer="layout" svg:x1="19.188cm" svg:y1="6.604cm" svg:x2="19.594cm" svg:y2="6.604cm">
          <text:p/>
        </draw:line>
        <draw:frame draw:style-name="gr2" draw:text-style-name="P4" draw:layer="layout" svg:width="0.254cm" svg:height="0.37cm" svg:x="18.008cm" svg:y="5.9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9.908cm" svg:y="5.9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2.465cm" svg:y="13.812cm">
          <text:p text:style-name="P1"><text:span text:style-name="T1">001</text:span></text:p>
          <text:p text:style-name="P1"><text:span text:style-name="T1">Mountain Summit</text:span></text:p>
          <text:p text:style-name="P1"><text:span text:style-name="T1">Dragons Nes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3.823cm" svg:y="13.9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.495cm" svg:y="13.8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.895cm" svg:y="14.3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2.895cm" svg:y="13.6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10.065cm" svg:y="9.412cm">
          <text:p text:style-name="P1"><text:span text:style-name="T1">001</text:span></text:p>
          <text:p text:style-name="P1"><text:span text:style-name="T1">Rough Grey path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1.423cm" svg:y="9.5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0.095cm" svg:y="9.4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0.495cm" svg:y="9.9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10.495cm" svg:y="9.286cm">
          <draw:text-box>
            <text:p text:style-name="P3"><text:span text:style-name="T2">N</text:span></text:p>
          </draw:text-box>
        </draw:frame>
        <draw:line draw:style-name="gr3" draw:text-style-name="P5" draw:layer="layout" svg:x1="11.967cm" svg:y1="9.96cm" svg:x2="11.589cm" svg:y2="9.96cm">
          <text:p/>
        </draw:line>
        <draw:custom-shape draw:style-name="gr1" draw:text-style-name="P2" draw:layer="layout" svg:width="1.524cm" svg:height="0.762cm" svg:x="11.978cm" svg:y="1.612cm">
          <text:p text:style-name="P1"><text:span text:style-name="T1">002</text:span></text:p>
          <text:p text:style-name="P1"><text:span text:style-name="T1">Entrance to</text:span></text:p>
          <text:p text:style-name="P1"><text:span text:style-name="T1">Dungeon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2.408cm" svg:y="1.4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3.336cm" svg:y="1.7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2.008cm" svg:y="1.7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2.408cm" svg:y="2.1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11.978cm" svg:y="0.512cm">
          <text:p text:style-name="P1"><text:span text:style-name="T1">002</text:span></text:p>
          <text:p text:style-name="P1"><text:span text:style-name="T1">Winding stairs down</text:span></text:p>
          <text:p text:style-name="P1"><text:span text:style-name="T1">to dungeon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2.408cm" svg:y="0.3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3.336cm" svg:y="0.6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2.008cm" svg:y="0.6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2.408cm" svg:y="1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13.878cm" svg:y="0.512cm">
          <text:p text:style-name="P1"><text:span text:style-name="T1">002</text:span></text:p>
          <text:p text:style-name="P1"><text:span text:style-name="T1">Dungeon</text:span></text:p>
          <text:p text:style-name="P1"><text:span text:style-name="T1">Corridor I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4.308cm" svg:y="0.3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5.236cm" svg:y="0.6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3.908cm" svg:y="0.6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4.308cm" svg:y="1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8.165cm" svg:y="8.312cm">
          <text:p text:style-name="P1"><text:span text:style-name="T1">001</text:span></text:p>
          <text:p text:style-name="P1"><text:span text:style-name="T1">Inside Tavern:</text:span></text:p>
          <text:p text:style-name="P1"><text:span text:style-name="T1">The Green Beas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9.523cm" svg:y="8.4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8.195cm" svg:y="8.3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8.595cm" svg:y="8.8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8.595cm" svg:y="8.1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8.165cm" svg:y="7.212cm">
          <text:p text:style-name="P1"><text:span text:style-name="T1">001</text:span></text:p>
          <text:p text:style-name="P1"><text:span text:style-name="T1">Tavern: Bar</text:span></text:p>
          <text:p text:style-name="P1"><text:span text:style-name="T1">Proprietor Mr.Spudnos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9.523cm" svg:y="7.3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8.195cm" svg:y="7.2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8.595cm" svg:y="7.7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8.595cm" svg:y="7.086cm">
          <draw:text-box>
            <text:p text:style-name="P3"><text:span text:style-name="T2">N</text:span></text:p>
          </draw:text-box>
        </draw:frame>
        <draw:line draw:style-name="gr3" draw:text-style-name="P5" draw:layer="layout" svg:x1="10.065cm" svg:y1="9.906cm" svg:x2="9.689cm" svg:y2="9.906cm">
          <text:p/>
        </draw:line>
        <draw:line draw:style-name="gr3" draw:text-style-name="P5" draw:layer="layout" svg:x1="9.398cm" svg:y1="8.312cm" svg:x2="9.398cm" svg:y2="7.974cm">
          <text:p/>
        </draw:line>
        <draw:custom-shape draw:style-name="gr1" draw:text-style-name="P2" draw:layer="layout" svg:width="1.524cm" svg:height="0.762cm" svg:x="10.065cm" svg:y="7.212cm">
          <text:p text:style-name="P1"><text:span text:style-name="T1">001</text:span></text:p>
          <text:p text:style-name="P1"><text:span text:style-name="T1">Tavern: Bar</text:span></text:p>
          <text:p text:style-name="P1"><text:span text:style-name="T1">Drunk Mr.Picklebrain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1.423cm" svg:y="7.3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0.095cm" svg:y="7.2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0.495cm" svg:y="7.7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10.495cm" svg:y="7.0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8.165cm" svg:y="9.412cm">
          <text:p text:style-name="P1"><text:span text:style-name="T1">001</text:span></text:p>
          <text:p text:style-name="P1"><text:span text:style-name="T1">Gate toTavern:</text:span></text:p>
          <text:p text:style-name="P1"><text:span text:style-name="T1">The Green Beas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9.523cm" svg:y="9.5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8.195cm" svg:y="9.4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8.595cm" svg:y="9.9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8.595cm" svg:y="9.2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10.065cm" svg:y="8.312cm">
          <text:p text:style-name="P1"><text:span text:style-name="T1">001</text:span></text:p>
          <text:p text:style-name="P1"><text:span text:style-name="T1">Tavern: Bar</text:span></text:p>
          <text:p text:style-name="P1"><text:span text:style-name="T1">Local gossip </text:span></text:p>
          <text:p text:style-name="P1"><text:span text:style-name="T1">Miss.???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1.423cm" svg:y="8.4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0.095cm" svg:y="8.3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0.495cm" svg:y="8.8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10.495cm" svg:y="8.186cm">
          <draw:text-box>
            <text:p text:style-name="P3"><text:span text:style-name="T2">N</text:span></text:p>
          </draw:text-box>
        </draw:frame>
        <draw:line draw:style-name="gr3" draw:text-style-name="P5" draw:layer="layout" svg:x1="9.689cm" svg:y1="8.89cm" svg:x2="10.065cm" svg:y2="8.89cm">
          <text:p/>
        </draw:line>
        <draw:line draw:style-name="gr3" draw:text-style-name="P5" draw:layer="layout" svg:x1="9.398cm" svg:y1="9.412cm" svg:x2="9.398cm" svg:y2="9.074cm">
          <text:p/>
        </draw:line>
        <draw:line draw:style-name="gr3" draw:text-style-name="P5" draw:layer="layout" svg:x1="12.192cm" svg:y1="2.712cm" svg:x2="12.192cm" svg:y2="2.374cm">
          <text:p/>
        </draw:line>
        <draw:line draw:style-name="gr3" draw:text-style-name="P5" draw:layer="layout" svg:x1="12.192cm" svg:y1="1.612cm" svg:x2="12.192cm" svg:y2="1.27cm">
          <text:p/>
        </draw:line>
        <draw:line draw:style-name="gr3" draw:text-style-name="P5" draw:layer="layout" svg:x1="13.502cm" svg:y1="1.016cm" svg:x2="13.878cm" svg:y2="1.016cm">
          <text:p/>
        </draw:line>
        <draw:custom-shape draw:style-name="gr1" draw:text-style-name="P2" draw:layer="layout" svg:width="1.524cm" svg:height="0.762cm" svg:x="13.878cm" svg:y="1.612cm">
          <text:p text:style-name="P1"><text:span text:style-name="T1">002</text:span></text:p>
          <text:p text:style-name="P1"><text:span text:style-name="T1">Cell #1:</text:span></text:p>
          <text:p text:style-name="P1"><text:span text:style-name="T1">Mr.Bigglesworth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4.308cm" svg:y="1.4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5.236cm" svg:y="1.7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3.908cm" svg:y="1.7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4.308cm" svg:y="2.1cm">
          <draw:text-box>
            <text:p text:style-name="P3"><text:span text:style-name="T2">S</text:span></text:p>
          </draw:text-box>
        </draw:frame>
        <draw:line draw:style-name="gr3" draw:text-style-name="P5" draw:layer="layout" svg:x1="14.986cm" svg:y1="1.274cm" svg:x2="14.986cm" svg:y2="1.612cm">
          <text:p/>
        </draw:line>
        <draw:custom-shape draw:style-name="gr1" draw:text-style-name="P2" draw:layer="layout" svg:width="1.524cm" svg:height="0.762cm" svg:x="8.178cm" svg:y="3.912cm">
          <text:p text:style-name="P1"><text:span text:style-name="T1">002</text:span></text:p>
          <text:p text:style-name="P1"><text:span text:style-name="T1">Kitchen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8.608cm" svg:y="3.7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9.536cm" svg:y="4.0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8.208cm" svg:y="4.0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8.608cm" svg:y="4.4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8.178cm" svg:y="5.012cm">
          <text:p text:style-name="P1"><text:span text:style-name="T1">002</text:span></text:p>
          <text:p text:style-name="P1"><text:span text:style-name="T1">Mess Hall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8.608cm" svg:y="4.8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9.536cm" svg:y="5.1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8.208cm" svg:y="5.1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8.608cm" svg:y="5.5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6.278cm" svg:y="3.912cm">
          <text:p text:style-name="P1"><text:span text:style-name="T1">002</text:span></text:p>
          <text:p text:style-name="P1"><text:span text:style-name="T1">Great Banquet Hall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6.708cm" svg:y="3.7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7.636cm" svg:y="4.0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6.308cm" svg:y="4.0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6.708cm" svg:y="4.4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4.378cm" svg:y="5.012cm">
          <text:p text:style-name="P1"><text:span text:style-name="T1">002</text:span></text:p>
          <text:p text:style-name="P1"><text:span text:style-name="T1">Minstrel’s Gallery</text:span></text:p>
          <text:p text:style-name="P1"><text:span text:style-name="T1">Lords musicians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4.808cm" svg:y="4.8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5.736cm" svg:y="5.1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4.408cm" svg:y="5.1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4.808cm" svg:y="5.5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4.378cm" svg:y="3.912cm">
          <text:p text:style-name="P1"><text:span text:style-name="T1">002</text:span></text:p>
          <text:p text:style-name="P1"><text:span text:style-name="T1">Sta</text:span><text:span text:style-name="T1">g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4.808cm" svg:y="3.7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5.736cm" svg:y="4.0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4.408cm" svg:y="4.0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4.808cm" svg:y="4.4cm">
          <draw:text-box>
            <text:p text:style-name="P3"><text:span text:style-name="T2">S</text:span></text:p>
          </draw:text-box>
        </draw:frame>
        <draw:line draw:style-name="gr3" draw:text-style-name="P5" draw:layer="layout" svg:x1="4.808cm" svg:y1="5.012cm" svg:x2="4.808cm" svg:y2="4.674cm">
          <text:p/>
        </draw:line>
        <draw:custom-shape draw:style-name="gr1" draw:text-style-name="P2" draw:layer="layout" svg:width="1.524cm" svg:height="0.762cm" svg:x="15.778cm" svg:y="0.512cm">
          <text:p text:style-name="P1"><text:span text:style-name="T1">002</text:span></text:p>
          <text:p text:style-name="P8"><text:span text:style-name="T1">Dungeon</text:span></text:p>
          <text:p text:style-name="P8"><text:span text:style-name="T1">Corridor II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6.208cm" svg:y="0.3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7.136cm" svg:y="0.6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5.808cm" svg:y="0.6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6.208cm" svg:y="1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15.778cm" svg:y="1.612cm">
          <text:p text:style-name="P1"><text:span text:style-name="T1">002</text:span></text:p>
          <text:p text:style-name="P1"><text:span text:style-name="T1">Cell #2:</text:span></text:p>
          <text:p text:style-name="P1"><text:span text:style-name="T1">Mr.Bigglesworth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6.208cm" svg:y="1.4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7.136cm" svg:y="1.7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5.808cm" svg:y="1.7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6.208cm" svg:y="2.1cm">
          <draw:text-box>
            <text:p text:style-name="P3"><text:span text:style-name="T2">S</text:span></text:p>
          </draw:text-box>
        </draw:frame>
        <draw:line draw:style-name="gr3" draw:text-style-name="P5" draw:layer="layout" svg:x1="16.886cm" svg:y1="1.274cm" svg:x2="16.886cm" svg:y2="1.612cm">
          <text:p/>
        </draw:line>
        <draw:custom-shape draw:style-name="gr1" draw:text-style-name="P2" draw:layer="layout" svg:width="1.524cm" svg:height="0.762cm" svg:x="17.678cm" svg:y="0.512cm">
          <text:p text:style-name="P1"><text:span text:style-name="T1">002</text:span></text:p>
          <text:p text:style-name="P8"><text:span text:style-name="T1">Dungeon</text:span></text:p>
          <text:p text:style-name="P8"><text:span text:style-name="T1">Corridor III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8.108cm" svg:y="0.3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9.036cm" svg:y="0.6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7.708cm" svg:y="0.6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8.108cm" svg:y="1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17.678cm" svg:y="1.612cm">
          <text:p text:style-name="P1"><text:span text:style-name="T1">002</text:span></text:p>
          <text:p text:style-name="P1"><text:span text:style-name="T1">Cell #3:</text:span></text:p>
          <text:p text:style-name="P1"><text:span text:style-name="T1">Mr.Bigglesworth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8.108cm" svg:y="1.4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9.036cm" svg:y="1.7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7.708cm" svg:y="1.7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8.108cm" svg:y="2.1cm">
          <draw:text-box>
            <text:p text:style-name="P3"><text:span text:style-name="T2">S</text:span></text:p>
          </draw:text-box>
        </draw:frame>
        <draw:line draw:style-name="gr3" draw:text-style-name="P5" draw:layer="layout" svg:x1="18.786cm" svg:y1="1.274cm" svg:x2="18.786cm" svg:y2="1.612cm">
          <text:p/>
        </draw:line>
        <draw:line draw:style-name="gr3" draw:text-style-name="P5" draw:layer="layout" svg:x1="15.402cm" svg:y1="1.016cm" svg:x2="15.778cm" svg:y2="1.016cm">
          <text:p/>
        </draw:line>
        <draw:line draw:style-name="gr3" draw:text-style-name="P5" draw:layer="layout" svg:x1="17.302cm" svg:y1="1.016cm" svg:x2="17.708cm" svg:y2="1.016cm">
          <text:p/>
        </draw:line>
        <draw:line draw:style-name="gr3" draw:text-style-name="P5" draw:layer="layout" svg:x1="11.602cm" svg:y1="4.472cm" svg:x2="11.978cm" svg:y2="4.472cm">
          <text:p/>
        </draw:line>
        <draw:line draw:style-name="gr3" draw:text-style-name="P5" draw:layer="layout" svg:x1="8.514cm" svg:y1="4.674cm" svg:x2="8.514cm" svg:y2="5.012cm">
          <text:p/>
        </draw:line>
        <draw:line draw:style-name="gr3" draw:text-style-name="P5" draw:layer="layout" svg:x1="10.414cm" svg:y1="3.474cm" svg:x2="10.414cm" svg:y2="3.912cm">
          <text:p/>
        </draw:line>
        <draw:line draw:style-name="gr3" draw:text-style-name="P5" draw:layer="layout" svg:x1="7.802cm" svg:y1="4.472cm" svg:x2="8.178cm" svg:y2="4.472cm">
          <text:p/>
        </draw:line>
        <draw:line draw:style-name="gr3" draw:text-style-name="P5" draw:layer="layout" svg:x1="5.902cm" svg:y1="4.472cm" svg:x2="6.278cm" svg:y2="4.472cm">
          <text:p/>
        </draw:line>
        <draw:custom-shape draw:style-name="gr1" draw:text-style-name="P2" draw:layer="layout" svg:width="1.524cm" svg:height="0.762cm" svg:x="6.278cm" svg:y="5.012cm">
          <text:p text:style-name="P1"><text:span text:style-name="T1">002</text:span></text:p>
          <text:p text:style-name="P1"><text:span text:style-name="T1">Lords Throne Room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6.708cm" svg:y="4.8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7.636cm" svg:y="5.1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6.308cm" svg:y="5.1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6.708cm" svg:y="5.5cm">
          <draw:text-box>
            <text:p text:style-name="P3"><text:span text:style-name="T2">S</text:span></text:p>
          </draw:text-box>
        </draw:frame>
        <draw:line draw:style-name="gr3" draw:text-style-name="P5" draw:layer="layout" svg:x1="6.708cm" svg:y1="4.674cm" svg:x2="6.708cm" svg:y2="5.012cm">
          <text:p/>
        </draw:line>
        <draw:custom-shape draw:style-name="gr1" draw:text-style-name="P2" draw:layer="layout" svg:width="1.524cm" svg:height="0.762cm" svg:x="10.078cm" svg:y="1.612cm">
          <text:p text:style-name="P1"><text:span text:style-name="T1">002</text:span></text:p>
          <text:p text:style-name="P1"><text:span text:style-name="T1">Gallow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0.508cm" svg:y="1.4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1.436cm" svg:y="1.7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0.108cm" svg:y="1.7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0.508cm" svg:y="2.1cm">
          <draw:text-box>
            <text:p text:style-name="P3"><text:span text:style-name="T2">S</text:span></text:p>
          </draw:text-box>
        </draw:frame>
        <draw:line draw:style-name="gr3" draw:text-style-name="P5" draw:layer="layout" svg:x1="11.978cm" svg:y1="2.186cm" svg:x2="11.602cm" svg:y2="2.186cm">
          <text:p/>
        </draw:line>
        <draw:line draw:style-name="gr3" draw:text-style-name="P5" draw:layer="layout" svg:x1="10.508cm" svg:y1="2.374cm" svg:x2="10.508cm" svg:y2="2.712cm">
          <text:p/>
        </draw:line>
        <draw:custom-shape draw:style-name="gr1" draw:text-style-name="P2" draw:layer="layout" svg:width="1.524cm" svg:height="0.762cm" svg:x="17.678cm" svg:y="2.712cm">
          <text:p text:style-name="P1"><text:span text:style-name="T1">002</text:span></text:p>
          <text:p text:style-name="P1"><text:span text:style-name="T1">Servants Kitchen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8.108cm" svg:y="2.5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9.036cm" svg:y="2.8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7.708cm" svg:y="2.8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8.108cm" svg:y="3.2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10.078cm" svg:y="0.512cm">
          <text:p text:style-name="P1"><text:span text:style-name="T1">002</text:span></text:p>
          <text:p text:style-name="P1"><text:span text:style-name="T1">Chapel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0.508cm" svg:y="0.3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1.436cm" svg:y="0.6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0.108cm" svg:y="0.6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0.508cm" svg:y="1cm">
          <draw:text-box>
            <text:p text:style-name="P3"><text:span text:style-name="T2">S</text:span></text:p>
          </draw:text-box>
        </draw:frame>
        <draw:line draw:style-name="gr3" draw:text-style-name="P5" draw:layer="layout" svg:x1="13.502cm" svg:y1="3.302cm" svg:x2="13.878cm" svg:y2="3.302cm">
          <text:p/>
        </draw:line>
        <draw:line draw:style-name="gr3" draw:text-style-name="P5" draw:layer="layout" svg:x1="10.414cm" svg:y1="1.612cm" svg:x2="10.414cm" svg:y2="1.27cm">
          <text:p/>
        </draw:line>
        <draw:custom-shape draw:style-name="gr1" draw:text-style-name="P2" draw:layer="layout" svg:width="1.524cm" svg:height="0.762cm" svg:x="8.178cm" svg:y="1.612cm">
          <text:p text:style-name="P1"><text:span text:style-name="T1">002</text:span></text:p>
          <text:p text:style-name="P1"><text:span text:style-name="T1">Soldiers Barrack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8.608cm" svg:y="1.4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9.536cm" svg:y="1.7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8.208cm" svg:y="1.7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8.608cm" svg:y="2.1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21.478cm" svg:y="5.012cm">
          <text:p text:style-name="P1"><text:span text:style-name="T1">002</text:span></text:p>
          <text:p text:style-name="P1"><text:span text:style-name="T1">Lord of the Castle</text:span></text:p>
          <text:p text:style-name="P1"><text:span text:style-name="T1">Lords Bed Chamb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1.908cm" svg:y="4.8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22.836cm" svg:y="5.1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1.508cm" svg:y="5.1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1.908cm" svg:y="5.5cm">
          <draw:text-box>
            <text:p text:style-name="P3"><text:span text:style-name="T2">S</text:span></text:p>
          </draw:text-box>
        </draw:frame>
        <draw:line draw:style-name="gr3" draw:text-style-name="P5" draw:layer="layout" svg:x1="19.202cm" svg:y1="3.302cm" svg:x2="19.578cm" svg:y2="3.302cm">
          <text:p/>
        </draw:line>
        <draw:line draw:style-name="gr3" draw:text-style-name="P5" draw:layer="layout" svg:x1="9.702cm" svg:y1="2.032cm" svg:x2="10.108cm" svg:y2="2.032cm">
          <text:p/>
        </draw:line>
        <draw:custom-shape draw:style-name="gr1" draw:text-style-name="P2" draw:layer="layout" svg:width="1.524cm" svg:height="0.762cm" svg:x="15.778cm" svg:y="5.012cm">
          <text:p text:style-name="P1"><text:span text:style-name="T1">002</text:span></text:p>
          <text:p text:style-name="P1"><text:span text:style-name="T1">Lord of the Castle</text:span></text:p>
          <text:p text:style-name="P1"><text:span text:style-name="T1">Private Dinning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6.208cm" svg:y="4.8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7.136cm" svg:y="5.1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5.808cm" svg:y="5.1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6.208cm" svg:y="5.5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8.178cm" svg:y="2.712cm">
          <text:p text:style-name="P1"><text:span text:style-name="T1">002</text:span></text:p>
          <text:p text:style-name="P1"><text:span text:style-name="T1">Entrance to Keep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8.608cm" svg:y="2.5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9.536cm" svg:y="2.8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8.208cm" svg:y="2.8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8.608cm" svg:y="3.2cm">
          <draw:text-box>
            <text:p text:style-name="P3"><text:span text:style-name="T2">S</text:span></text:p>
          </draw:text-box>
        </draw:frame>
        <draw:line draw:style-name="gr3" draw:text-style-name="P5" draw:layer="layout" svg:x1="8.482cm" svg:y1="2.374cm" svg:x2="8.482cm" svg:y2="2.712cm">
          <text:p/>
        </draw:line>
        <draw:custom-shape draw:style-name="gr1" draw:text-style-name="P2" draw:layer="layout" svg:width="1.524cm" svg:height="0.762cm" svg:x="13.878cm" svg:y="5.012cm">
          <text:p text:style-name="P1"><text:span text:style-name="T1">002</text:span></text:p>
          <text:p text:style-name="P1"><text:span text:style-name="T1">Lord of the Castle</text:span></text:p>
          <text:p text:style-name="P1"><text:span text:style-name="T1">Study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4.308cm" svg:y="4.8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5.236cm" svg:y="5.1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3.908cm" svg:y="5.1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4.308cm" svg:y="5.5cm">
          <draw:text-box>
            <text:p text:style-name="P3"><text:span text:style-name="T2">S</text:span></text:p>
          </draw:text-box>
        </draw:frame>
        <draw:line draw:style-name="gr3" draw:text-style-name="P5" draw:layer="layout" svg:x1="15.778cm" svg:y1="5.572cm" svg:x2="15.402cm" svg:y2="5.572cm">
          <text:p/>
        </draw:line>
        <draw:custom-shape draw:style-name="gr1" draw:text-style-name="P2" draw:layer="layout" svg:width="1.524cm" svg:height="0.762cm" svg:x="13.878cm" svg:y="2.712cm">
          <text:p text:style-name="P1"><text:span text:style-name="T1">002</text:span></text:p>
          <text:p text:style-name="P1"><text:span text:style-name="T1">Lord of the Castle</text:span></text:p>
          <text:p text:style-name="P1"><text:span text:style-name="T1">Enterance to Quarter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4.308cm" svg:y="2.5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5.236cm" svg:y="2.8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3.908cm" svg:y="2.8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4.308cm" svg:y="3.2cm">
          <draw:text-box>
            <text:p text:style-name="P3"><text:span text:style-name="T2">S</text:span></text:p>
          </draw:text-box>
        </draw:frame>
        <draw:line draw:style-name="gr3" draw:text-style-name="P5" draw:layer="layout" svg:x1="15.402cm" svg:y1="3.302cm" svg:x2="15.778cm" svg:y2="3.302cm">
          <text:p/>
        </draw:line>
        <draw:line draw:style-name="gr3" draw:text-style-name="P5" draw:layer="layout" svg:x1="14.308cm" svg:y1="3.474cm" svg:x2="14.308cm" svg:y2="3.912cm">
          <text:p/>
        </draw:line>
        <draw:custom-shape draw:style-name="gr1" draw:text-style-name="P2" draw:layer="layout" svg:width="1.524cm" svg:height="0.762cm" svg:x="13.878cm" svg:y="3.912cm">
          <text:p text:style-name="P1"><text:span text:style-name="T1">002</text:span></text:p>
          <text:p text:style-name="P1"><text:span text:style-name="T1">Lord of the Castle</text:span></text:p>
          <text:p text:style-name="P1"><text:span text:style-name="T1">Corridor #1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4.308cm" svg:y="3.7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5.236cm" svg:y="4.0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3.908cm" svg:y="4.0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4.308cm" svg:y="4.4cm">
          <draw:text-box>
            <text:p text:style-name="P3"><text:span text:style-name="T2">S</text:span></text:p>
          </draw:text-box>
        </draw:frame>
        <draw:line draw:style-name="gr3" draw:text-style-name="P5" draw:layer="layout" svg:x1="14.308cm" svg:y1="4.674cm" svg:x2="14.308cm" svg:y2="5.012cm">
          <text:p/>
        </draw:line>
        <draw:custom-shape draw:style-name="gr1" draw:text-style-name="P2" draw:layer="layout" svg:width="1.524cm" svg:height="0.762cm" svg:x="19.578cm" svg:y="5.012cm">
          <text:p text:style-name="P1"><text:span text:style-name="T1">002</text:span></text:p>
          <text:p text:style-name="P1"><text:span text:style-name="T1">Lord of the Castle</text:span></text:p>
          <text:p text:style-name="P1"><text:span text:style-name="T1">Private Wash Chamb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0.008cm" svg:y="4.8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20.936cm" svg:y="5.1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9.608cm" svg:y="5.1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0.008cm" svg:y="5.5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19.578cm" svg:y="3.912cm">
          <text:p text:style-name="P1"><text:span text:style-name="T1">002</text:span></text:p>
          <text:p text:style-name="P1"><text:span text:style-name="T1">Lord of the Castle</text:span></text:p>
          <text:p text:style-name="P1"><text:span text:style-name="T1">Ladys Boudoir 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0.008cm" svg:y="3.7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20.936cm" svg:y="4.0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9.608cm" svg:y="4.0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0.008cm" svg:y="4.4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15.778cm" svg:y="3.912cm">
          <text:p text:style-name="P1"><text:span text:style-name="T1">002</text:span></text:p>
          <text:p text:style-name="P1"><text:span text:style-name="T1">Lord of the Castle</text:span></text:p>
          <text:p text:style-name="P1"><text:span text:style-name="T1">Private Kitchens 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6.208cm" svg:y="3.7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7.136cm" svg:y="4.0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5.808cm" svg:y="4.0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6.208cm" svg:y="4.4cm">
          <draw:text-box>
            <text:p text:style-name="P3"><text:span text:style-name="T2">S</text:span></text:p>
          </draw:text-box>
        </draw:frame>
        <draw:line draw:style-name="gr3" draw:text-style-name="P5" draw:layer="layout" svg:x1="15.402cm" svg:y1="4.456cm" svg:x2="15.778cm" svg:y2="4.456cm">
          <text:p/>
        </draw:line>
        <draw:line draw:style-name="gr3" draw:text-style-name="P5" draw:layer="layout" svg:x1="17.302cm" svg:y1="5.588cm" svg:x2="17.678cm" svg:y2="5.588cm">
          <text:p/>
        </draw:line>
        <draw:custom-shape draw:style-name="gr1" draw:text-style-name="P2" draw:layer="layout" svg:width="1.524cm" svg:height="0.762cm" svg:x="17.678cm" svg:y="3.912cm">
          <text:p text:style-name="P1"><text:span text:style-name="T1">002</text:span></text:p>
          <text:p text:style-name="P1"><text:span text:style-name="T1">Lord of the Castle</text:span></text:p>
          <text:p text:style-name="P1"><text:span text:style-name="T1">Corridor #2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8.108cm" svg:y="3.7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9.036cm" svg:y="4.0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7.708cm" svg:y="4.0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8.108cm" svg:y="4.4cm">
          <draw:text-box>
            <text:p text:style-name="P3"><text:span text:style-name="T2">S</text:span></text:p>
          </draw:text-box>
        </draw:frame>
        <draw:line draw:style-name="gr3" draw:text-style-name="P5" draw:layer="layout" svg:x1="17.302cm" svg:y1="4.472cm" svg:x2="17.678cm" svg:y2="4.472cm">
          <text:p/>
        </draw:line>
        <draw:line draw:style-name="gr3" draw:text-style-name="P5" draw:layer="layout" svg:x1="16.002cm" svg:y1="4.674cm" svg:x2="16.002cm" svg:y2="5.012cm">
          <text:p/>
        </draw:line>
        <draw:line draw:style-name="gr3" draw:text-style-name="P5" draw:layer="layout" svg:x1="18.034cm" svg:y1="4.674cm" svg:x2="18.034cm" svg:y2="5.012cm">
          <text:p/>
        </draw:line>
        <draw:custom-shape draw:style-name="gr1" draw:text-style-name="P2" draw:layer="layout" svg:width="1.524cm" svg:height="0.762cm" svg:x="8.178cm" svg:y="0.512cm">
          <text:p text:style-name="P1"><text:span text:style-name="T1">002</text:span></text:p>
          <text:p text:style-name="P1"><text:span text:style-name="T1">Stable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8.608cm" svg:y="0.3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9.536cm" svg:y="0.6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8.208cm" svg:y="0.6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8.608cm" svg:y="1cm">
          <draw:text-box>
            <text:p text:style-name="P3"><text:span text:style-name="T2">S</text:span></text:p>
          </draw:text-box>
        </draw:frame>
        <draw:line draw:style-name="gr3" draw:text-style-name="P5" draw:layer="layout" svg:x1="8.536cm" svg:y1="1.274cm" svg:x2="8.536cm" svg:y2="1.612cm">
          <text:p/>
        </draw:line>
        <draw:custom-shape draw:style-name="gr1" draw:text-style-name="P2" draw:layer="layout" svg:width="1.524cm" svg:height="0.762cm" svg:x="19.578cm" svg:y="2.712cm">
          <text:p text:style-name="P1"><text:span text:style-name="T1">002</text:span></text:p>
          <text:p text:style-name="P1"><text:span text:style-name="T1">Servants Dinning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0.008cm" svg:y="2.5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20.936cm" svg:y="2.8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9.608cm" svg:y="2.8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0.008cm" svg:y="3.2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21.478cm" svg:y="2.712cm">
          <text:p text:style-name="P1"><text:span text:style-name="T1">002</text:span></text:p>
          <text:p text:style-name="P1"><text:span text:style-name="T1">Attic</text:span></text:p>
          <text:p text:style-name="P1"><text:span text:style-name="T1">Stairs to Attic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1.908cm" svg:y="2.5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22.836cm" svg:y="2.8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1.508cm" svg:y="2.8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1.908cm" svg:y="3.2cm">
          <draw:text-box>
            <text:p text:style-name="P3"><text:span text:style-name="T2">S</text:span></text:p>
          </draw:text-box>
        </draw:frame>
        <draw:line draw:style-name="gr3" draw:text-style-name="P5" draw:layer="layout" svg:x1="21.102cm" svg:y1="3.302cm" svg:x2="21.478cm" svg:y2="3.302cm">
          <text:p/>
        </draw:line>
        <draw:line draw:style-name="gr3" draw:text-style-name="P5" draw:layer="layout" svg:x1="16.108cm" svg:y1="3.474cm" svg:x2="16.108cm" svg:y2="3.912cm">
          <text:p/>
        </draw:line>
        <draw:custom-shape draw:style-name="gr1" draw:text-style-name="P2" draw:layer="layout" svg:width="1.524cm" svg:height="0.762cm" svg:x="10.078cm" svg:y="3.912cm">
          <text:p text:style-name="P1"><text:span text:style-name="T1">002</text:span></text:p>
          <text:p text:style-name="P1"><text:span text:style-name="T1">Pantry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0.508cm" svg:y="3.7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1.436cm" svg:y="4.0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0.108cm" svg:y="4.0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0.508cm" svg:y="4.4cm">
          <draw:text-box>
            <text:p text:style-name="P3"><text:span text:style-name="T2">S</text:span></text:p>
          </draw:text-box>
        </draw:frame>
        <draw:line draw:style-name="gr3" draw:text-style-name="P5" draw:layer="layout" svg:x1="9.702cm" svg:y1="4.472cm" svg:x2="10.078cm" svg:y2="4.472cm">
          <text:p/>
        </draw:line>
        <draw:line draw:style-name="gr3" draw:text-style-name="P5" draw:layer="layout" svg:x1="7.802cm" svg:y1="5.588cm" svg:x2="8.178cm" svg:y2="5.588cm">
          <text:p/>
        </draw:line>
        <draw:custom-shape draw:style-name="gr1" draw:text-style-name="P2" draw:layer="layout" svg:width="1.524cm" svg:height="0.762cm" svg:x="2.478cm" svg:y="3.912cm">
          <text:p text:style-name="P1"><text:span text:style-name="T1">002</text:span></text:p>
          <text:p text:style-name="P1"><text:span text:style-name="T1">Ant</text:span><text:span text:style-name="T1">ero</text:span><text:span text:style-name="T1">om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.908cm" svg:y="3.7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3.836cm" svg:y="4.0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.508cm" svg:y="4.0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.908cm" svg:y="4.4cm">
          <draw:text-box>
            <text:p text:style-name="P3"><text:span text:style-name="T2">S</text:span></text:p>
          </draw:text-box>
        </draw:frame>
        <draw:line draw:style-name="gr3" draw:text-style-name="P5" draw:layer="layout" svg:x1="9.702cm" svg:y1="3.302cm" svg:x2="10.078cm" svg:y2="3.302cm">
          <text:p/>
        </draw:line>
        <draw:custom-shape draw:style-name="gr1" draw:text-style-name="P2" draw:layer="layout" svg:width="1.524cm" svg:height="0.762cm" svg:x="6.278cm" svg:y="2.712cm">
          <text:p text:style-name="P1"><text:span text:style-name="T1">0</text:span><text:span text:style-name="T1">0</text:span><text:span text:style-name="T1">2</text:span></text:p>
          <text:p text:style-name="P1"><text:span text:style-name="T1">K</text:span><text:span text:style-name="T1">e</text:span><text:span text:style-name="T1">e</text:span><text:span text:style-name="T1">p </text:span><text:span text:style-name="T1">L</text:span><text:span text:style-name="T1">e</text:span><text:span text:style-name="T1">v</text:span><text:span text:style-name="T1">el </text:span><text:span text:style-name="T1">I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6.708cm" svg:y="2.5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7.636cm" svg:y="2.8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6.308cm" svg:y="2.8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6.708cm" svg:y="3.2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4.378cm" svg:y="2.712cm">
          <text:p text:style-name="P1"><text:span text:style-name="T1">002</text:span></text:p>
          <text:p text:style-name="P1"><text:span text:style-name="T1">Kee</text:span><text:span text:style-name="T1">p </text:span><text:span text:style-name="T1">Lev</text:span><text:span text:style-name="T1">el II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4.808cm" svg:y="2.5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5.736cm" svg:y="2.8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4.408cm" svg:y="2.8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4.808cm" svg:y="3.2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2.478cm" svg:y="2.712cm">
          <text:p text:style-name="P1"><text:span text:style-name="T1">002</text:span></text:p>
          <text:p text:style-name="P1"><text:span text:style-name="T1">Keep Level III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.908cm" svg:y="2.5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3.836cm" svg:y="2.8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.508cm" svg:y="2.8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.908cm" svg:y="3.2cm">
          <draw:text-box>
            <text:p text:style-name="P3"><text:span text:style-name="T2">S</text:span></text:p>
          </draw:text-box>
        </draw:frame>
        <draw:line draw:style-name="gr3" draw:text-style-name="P5" draw:layer="layout" svg:x1="7.802cm" svg:y1="3.302cm" svg:x2="8.178cm" svg:y2="3.302cm">
          <text:p/>
        </draw:line>
        <draw:line draw:style-name="gr3" draw:text-style-name="P5" draw:layer="layout" svg:x1="5.902cm" svg:y1="3.302cm" svg:x2="6.278cm" svg:y2="3.302cm">
          <text:p/>
        </draw:line>
        <draw:line draw:style-name="gr3" draw:text-style-name="P5" draw:layer="layout" svg:x1="4.002cm" svg:y1="3.302cm" svg:x2="4.378cm" svg:y2="3.302cm">
          <text:p/>
        </draw:line>
        <draw:custom-shape draw:style-name="gr1" draw:text-style-name="P2" draw:layer="layout" svg:width="1.524cm" svg:height="0.762cm" svg:x="0.578cm" svg:y="2.712cm">
          <text:p text:style-name="P1"><text:span text:style-name="T1">002</text:span></text:p>
          <text:p text:style-name="P1"><text:span text:style-name="T1">Keep Battlements</text:span></text:p>
          <text:p text:style-name="P1"><text:span text:style-name="T1">(Pinnicle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.008cm" svg:y="2.5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.936cm" svg:y="2.8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0.608cm" svg:y="2.8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.008cm" svg:y="3.2cm">
          <draw:text-box>
            <text:p text:style-name="P3"><text:span text:style-name="T2">S</text:span></text:p>
          </draw:text-box>
        </draw:frame>
        <draw:line draw:style-name="gr3" draw:text-style-name="P5" draw:layer="layout" svg:x1="2.102cm" svg:y1="3.302cm" svg:x2="2.478cm" svg:y2="3.302cm">
          <text:p/>
        </draw:line>
        <draw:custom-shape draw:style-name="gr1" draw:text-style-name="P2" draw:layer="layout" svg:width="1.524cm" svg:height="0.762cm" svg:x="10.078cm" svg:y="5.012cm">
          <text:p text:style-name="P1"><text:span text:style-name="T1">002</text:span></text:p>
          <text:p text:style-name="P1"><text:span text:style-name="T1">Buttery</text:span></text:p>
          <text:p text:style-name="P1"><text:span text:style-name="T1">(cellar Ale &amp; Wine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0.508cm" svg:y="4.8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1.436cm" svg:y="5.1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0.108cm" svg:y="5.1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0.508cm" svg:y="5.5cm">
          <draw:text-box>
            <text:p text:style-name="P3"><text:span text:style-name="T2">S</text:span></text:p>
          </draw:text-box>
        </draw:frame>
        <draw:line draw:style-name="gr3" draw:text-style-name="P5" draw:layer="layout" svg:x1="10.414cm" svg:y1="4.674cm" svg:x2="10.414cm" svg:y2="5.012cm">
          <text:p/>
        </draw:line>
        <draw:custom-shape draw:style-name="gr1" draw:text-style-name="P2" draw:layer="layout" svg:width="1.524cm" svg:height="0.762cm" svg:x="21.478cm" svg:y="7.213cm">
          <text:p text:style-name="P1"><text:span text:style-name="T1">002</text:span></text:p>
          <text:p text:style-name="P1"><text:span text:style-name="T1">Corridor of Arm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1.908cm" svg:y="7.087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22.836cm" svg:y="7.315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1.508cm" svg:y="7.387cm">
          <draw:text-box>
            <text:p text:style-name="P3"><text:span text:style-name="T2">W</text:span></text:p>
          </draw:text-box>
        </draw:frame>
        <draw:line draw:style-name="gr3" draw:text-style-name="P5" draw:layer="layout" svg:x1="19.202cm" svg:y1="4.472cm" svg:x2="19.578cm" svg:y2="4.472cm">
          <text:p/>
        </draw:line>
        <draw:line draw:style-name="gr3" draw:text-style-name="P5" draw:layer="layout" svg:x1="21.102cm" svg:y1="5.588cm" svg:x2="21.478cm" svg:y2="5.588cm">
          <text:p/>
        </draw:line>
        <draw:custom-shape draw:style-name="gr1" draw:text-style-name="P2" draw:layer="layout" svg:width="1.524cm" svg:height="0.762cm" svg:x="19.578cm" svg:y="7.214cm">
          <text:p text:style-name="P1"><text:span text:style-name="T1">002</text:span></text:p>
          <text:p text:style-name="P1"><text:span text:style-name="T1">East Stairs 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0.008cm" svg:y="7.088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20.936cm" svg:y="7.316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9.608cm" svg:y="7.388cm">
          <draw:text-box>
            <text:p text:style-name="P3"><text:span text:style-name="T2">W</text:span></text:p>
          </draw:text-box>
        </draw:frame>
        <draw:line draw:style-name="gr3" draw:text-style-name="P5" draw:layer="layout" svg:x1="21.088cm" svg:y1="7.704cm" svg:x2="21.508cm" svg:y2="7.704cm">
          <text:p/>
        </draw:line>
        <draw:custom-shape draw:style-name="gr1" draw:text-style-name="P2" draw:layer="layout" svg:width="1.524cm" svg:height="0.762cm" svg:x="15.778cm" svg:y="2.712cm">
          <text:p text:style-name="P1"><text:span text:style-name="T1">002</text:span></text:p>
          <text:p text:style-name="P1"><text:span text:style-name="T1">Service Room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6.208cm" svg:y="2.5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7.136cm" svg:y="2.8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5.808cm" svg:y="2.8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6.208cm" svg:y="3.2cm">
          <draw:text-box>
            <text:p text:style-name="P3"><text:span text:style-name="T2">S</text:span></text:p>
          </draw:text-box>
        </draw:frame>
        <draw:line draw:style-name="gr3" draw:text-style-name="P5" draw:layer="layout" svg:x1="17.302cm" svg:y1="3.302cm" svg:x2="17.678cm" svg:y2="3.302cm">
          <text:p/>
        </draw:line>
        <draw:line draw:style-name="gr3" draw:text-style-name="P5" draw:layer="layout" svg:x1="20.574cm" svg:y1="6.874cm" svg:x2="20.574cm" svg:y2="7.214cm">
          <text:p/>
        </draw:line>
        <draw:custom-shape draw:style-name="gr1" draw:text-style-name="P2" draw:layer="layout" svg:width="1.524cm" svg:height="0.762cm" svg:x="2.465cm" svg:y="12.712cm">
          <text:p text:style-name="P1"><text:span text:style-name="T1">001</text:span></text:p>
          <text:p text:style-name="P1"><text:span text:style-name="T1">Fire Mountain Pass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3.823cm" svg:y="12.8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.495cm" svg:y="12.7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.895cm" svg:y="13.2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2.895cm" svg:y="12.586cm">
          <draw:text-box>
            <text:p text:style-name="P3"><text:span text:style-name="T2">N</text:span></text:p>
          </draw:text-box>
        </draw:frame>
        <draw:line draw:style-name="gr3" draw:text-style-name="P5" draw:layer="layout" svg:x1="4.002cm" svg:y1="4.472cm" svg:x2="4.378cm" svg:y2="4.472cm">
          <text:p/>
        </draw:line>
        <draw:line draw:style-name="gr3" draw:text-style-name="P5" draw:layer="layout" svg:x1="6.604cm" svg:y1="6.874cm" svg:x2="6.604cm" svg:y2="7.212cm">
          <text:p/>
        </draw:line>
        <draw:custom-shape draw:style-name="gr1" draw:text-style-name="P2" draw:layer="layout" svg:width="1.524cm" svg:height="0.762cm" svg:x="2.478cm" svg:y="7.212cm">
          <text:p text:style-name="P1"><text:span text:style-name="T1">002</text:span></text:p>
          <text:p text:style-name="P1"><text:span text:style-name="T1"><text:s/></text:span><text:span text:style-name="T1">West Covered</text:span></text:p>
          <text:p text:style-name="P1"><text:span text:style-name="T1">Parapet Walk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.908cm" svg:y="7.0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3.836cm" svg:y="7.3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.508cm" svg:y="7.3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.908cm" svg:y="7.7cm">
          <draw:text-box>
            <text:p text:style-name="P3"><text:span text:style-name="T2">S</text:span></text:p>
          </draw:text-box>
        </draw:frame>
        <draw:line draw:style-name="gr4" draw:text-style-name="P5" draw:layer="layout" svg:x1="11.684cm" svg:y1="7.012cm" svg:x2="7.874cm" svg:y2="7.012cm">
          <text:p/>
        </draw:line>
        <draw:line draw:style-name="gr4" draw:text-style-name="P5" draw:layer="layout" svg:x1="11.784cm" svg:y1="10.414cm" svg:x2="11.784cm" svg:y2="7.012cm">
          <text:p/>
        </draw:line>
        <draw:line draw:style-name="gr4" draw:text-style-name="P5" draw:layer="layout" svg:x1="13.716cm" svg:y1="10.414cm" svg:x2="11.784cm" svg:y2="10.414cm">
          <text:p/>
        </draw:line>
        <draw:line draw:style-name="gr4" draw:text-style-name="P5" draw:layer="layout" svg:x1="13.716cm" svg:y1="7.112cm" svg:x2="13.716cm" svg:y2="10.414cm">
          <text:p/>
        </draw:line>
        <draw:line draw:style-name="gr4" draw:text-style-name="P5" draw:layer="layout" svg:x1="19.304cm" svg:y1="7.112cm" svg:x2="13.716cm" svg:y2="7.112cm">
          <text:p/>
        </draw:line>
        <draw:custom-shape draw:style-name="gr1" draw:text-style-name="P2" draw:layer="layout" svg:width="1.524cm" svg:height="0.762cm" svg:x="21.478cm" svg:y="3.912cm">
          <text:p text:style-name="P1"><text:span text:style-name="T1">002</text:span></text:p>
          <text:p text:style-name="P1"><text:span text:style-name="T1">Lord of the Castle</text:span></text:p>
          <text:p text:style-name="P1"><text:span text:style-name="T1">Ladys Private Bow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1.908cm" svg:y="3.7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22.836cm" svg:y="4.0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1.508cm" svg:y="4.0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1.908cm" svg:y="4.4cm">
          <draw:text-box>
            <text:p text:style-name="P3"><text:span text:style-name="T2">S</text:span></text:p>
          </draw:text-box>
        </draw:frame>
        <draw:line draw:style-name="gr3" draw:text-style-name="P5" draw:layer="layout" svg:x1="21.102cm" svg:y1="4.472cm" svg:x2="21.478cm" svg:y2="4.472cm">
          <text:p/>
        </draw:line>
        <draw:custom-shape draw:style-name="gr1" draw:text-style-name="P2" draw:layer="layout" svg:width="1.524cm" svg:height="0.762cm" svg:x="6.278cm" svg:y="1.613cm">
          <text:p text:style-name="P1"><text:span text:style-name="T1">002</text:span></text:p>
          <text:p text:style-name="P1"><text:span text:style-name="T1">Keep Level I</text:span></text:p>
          <text:p text:style-name="P1"><text:span text:style-name="T1">Armoury (Emergency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6.708cm" svg:y="1.487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7.636cm" svg:y="1.715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6.308cm" svg:y="1.787cm">
          <draw:text-box>
            <text:p text:style-name="P3"><text:span text:style-name="T2">W</text:span></text:p>
          </draw:text-box>
        </draw:frame>
        <draw:line draw:style-name="gr3" draw:text-style-name="P5" draw:layer="layout" svg:x1="6.604cm" svg:y1="2.712cm" svg:x2="6.604cm" svg:y2="2.375cm">
          <text:p/>
        </draw:line>
        <draw:custom-shape draw:style-name="gr1" draw:text-style-name="P2" draw:layer="layout" svg:width="1.524cm" svg:height="0.762cm" svg:x="4.378cm" svg:y="1.614cm">
          <text:p text:style-name="P1"><text:span text:style-name="T1">002</text:span></text:p>
          <text:p text:style-name="P1"><text:span text:style-name="T1">Keep Level II</text:span></text:p>
          <text:p text:style-name="P1"><text:span text:style-name="T1">Emergency</text:span></text:p>
          <text:p text:style-name="P1"><text:span text:style-name="T1">Store Room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4.808cm" svg:y="1.488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5.736cm" svg:y="1.716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4.408cm" svg:y="1.788cm">
          <draw:text-box>
            <text:p text:style-name="P3"><text:span text:style-name="T2">W</text:span></text:p>
          </draw:text-box>
        </draw:frame>
        <draw:line draw:style-name="gr3" draw:text-style-name="P5" draw:layer="layout" svg:x1="4.826cm" svg:y1="2.712cm" svg:x2="4.826cm" svg:y2="2.376cm">
          <text:p/>
        </draw:line>
        <draw:custom-shape draw:style-name="gr1" draw:text-style-name="P2" draw:layer="layout" svg:width="1.524cm" svg:height="0.762cm" svg:x="17.678cm" svg:y="5.012cm">
          <text:p text:style-name="P1"><text:span text:style-name="T1">002</text:span></text:p>
          <text:p text:style-name="P1"><text:span text:style-name="T1">Lord of the Castlle</text:span></text:p>
          <text:p text:style-name="P1"><text:span text:style-name="T1">Solar (Family Room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9.036cm" svg:y="5.1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7.708cm" svg:y="5.1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8.108cm" svg:y="5.5cm">
          <draw:text-box>
            <text:p text:style-name="P3"><text:span text:style-name="T2">S</text:span></text:p>
          </draw:text-box>
        </draw:frame>
        <draw:line draw:style-name="gr3" draw:text-style-name="P5" draw:layer="layout" svg:x1="19.578cm" svg:y1="5.484cm" svg:x2="19.202cm" svg:y2="5.484cm">
          <text:p/>
        </draw:line>
        <draw:line draw:style-name="gr3" draw:text-style-name="P5" draw:layer="layout" svg:x1="21.844cm" svg:y1="4.674cm" svg:x2="21.844cm" svg:y2="5.012cm">
          <text:p/>
        </draw:line>
        <draw:line draw:style-name="gr4" draw:text-style-name="P5" draw:layer="layout" svg:x1="19.304cm" svg:y1="8.128cm" svg:x2="27.686cm" svg:y2="8.128cm">
          <text:p/>
        </draw:line>
        <draw:line draw:style-name="gr4" draw:text-style-name="P5" draw:layer="layout" svg:x1="19.304cm" svg:y1="7.112cm" svg:x2="19.304cm" svg:y2="8.128cm">
          <text:p/>
        </draw:line>
        <draw:custom-shape draw:style-name="gr1" draw:text-style-name="P2" draw:layer="layout" svg:width="1.524cm" svg:height="0.762cm" svg:x="17.665cm" svg:y="12.712cm">
          <text:p text:style-name="P1"><text:span text:style-name="T1">001</text:span></text:p>
          <text:p text:style-name="P1"><text:span text:style-name="T1">Lak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9.023cm" svg:y="12.8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7.695cm" svg:y="12.7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8.095cm" svg:y="13.2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18.095cm" svg:y="12.586cm">
          <draw:text-box>
            <text:p text:style-name="P3"><text:span text:style-name="T2">N</text:span></text:p>
          </draw:text-box>
        </draw:frame>
        <draw:line draw:style-name="gr3" draw:text-style-name="P5" draw:layer="layout" svg:x1="19.565cm" svg:y1="13.156cm" svg:x2="19.189cm" svg:y2="13.156cm">
          <text:p/>
        </draw:line>
        <draw:custom-shape draw:style-name="gr1" draw:text-style-name="P2" draw:layer="layout" svg:width="1.524cm" svg:height="0.762cm" svg:x="2.465cm" svg:y="11.612cm">
          <text:p text:style-name="P1"><text:span text:style-name="T1">001</text:span></text:p>
          <text:p text:style-name="P1"><text:span text:style-name="T1">Rock Wall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3.823cm" svg:y="11.7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.495cm" svg:y="11.6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.895cm" svg:y="12.1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2.895cm" svg:y="11.486cm">
          <draw:text-box>
            <text:p text:style-name="P3"><text:span text:style-name="T2">N</text:span></text:p>
          </draw:text-box>
        </draw:frame>
        <draw:line draw:style-name="gr4" draw:text-style-name="P5" draw:layer="layout" svg:x1="7.874cm" svg:y1="8.128cm" svg:x2="7.874cm" svg:y2="7.012cm">
          <text:p/>
        </draw:line>
        <draw:line draw:style-name="gr4" draw:text-style-name="P5" draw:layer="layout" svg:x1="0.254cm" svg:y1="8.128cm" svg:x2="7.874cm" svg:y2="8.128cm">
          <text:p/>
        </draw:line>
        <draw:custom-shape draw:style-name="gr1" draw:text-style-name="P2" draw:layer="layout" svg:width="1.524cm" svg:height="0.762cm" svg:x="10.065cm" svg:y="12.712cm">
          <text:p text:style-name="P1"><text:span text:style-name="T1">001</text:span></text:p>
          <text:p text:style-name="P1"><text:span text:style-name="T1">Monks Walk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1.423cm" svg:y="12.8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0.095cm" svg:y="12.7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0.495cm" svg:y="13.2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10.495cm" svg:y="12.586cm">
          <draw:text-box>
            <text:p text:style-name="P3"><text:span text:style-name="T2">N</text:span></text:p>
          </draw:text-box>
        </draw:frame>
        <draw:line draw:style-name="gr3" draw:text-style-name="P5" draw:layer="layout" svg:x1="11.965cm" svg:y1="13.208cm" svg:x2="11.589cm" svg:y2="13.208cm">
          <text:p/>
        </draw:line>
        <draw:custom-shape draw:style-name="gr1" draw:text-style-name="P2" draw:layer="layout" svg:width="1.524cm" svg:height="0.762cm" svg:x="15.765cm" svg:y="9.412cm">
          <text:p text:style-name="P1"><text:span text:style-name="T1">001</text:span></text:p>
          <text:p text:style-name="P1"><text:span text:style-name="T1">Pub: Bar </text:span></text:p>
          <text:p text:style-name="P1"><text:span text:style-name="T1"><text:s/></text:span><text:span text:style-name="T1">Mrs.Hogwash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7.123cm" svg:y="9.5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5.795cm" svg:y="9.4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6.195cm" svg:y="9.9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16.195cm" svg:y="9.286cm">
          <draw:text-box>
            <text:p text:style-name="P3"><text:span text:style-name="T2">N</text:span></text:p>
          </draw:text-box>
        </draw:frame>
        <draw:line draw:style-name="gr3" draw:text-style-name="P5" draw:layer="layout" svg:x1="15.389cm" svg:y1="9.906cm" svg:x2="15.765cm" svg:y2="9.906cm">
          <text:p/>
        </draw:line>
        <draw:custom-shape draw:style-name="gr1" draw:text-style-name="P2" draw:layer="layout" svg:width="1.524cm" svg:height="0.762cm" svg:x="11.965cm" svg:y="13.812cm">
          <text:p text:style-name="P1"><text:span text:style-name="T1">001</text:span></text:p>
          <text:p text:style-name="P1"><text:span text:style-name="T1">Foresters Hu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3.323cm" svg:y="13.9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1.995cm" svg:y="13.8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2.395cm" svg:y="14.3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12.395cm" svg:y="13.686cm">
          <draw:text-box>
            <text:p text:style-name="P3"><text:span text:style-name="T2">N</text:span></text:p>
          </draw:text-box>
        </draw:frame>
        <draw:line draw:style-name="gr3" draw:text-style-name="P5" draw:layer="layout" svg:x1="12.192cm" svg:y1="13.474cm" svg:x2="12.192cm" svg:y2="13.812cm">
          <text:p/>
        </draw:line>
        <draw:line draw:style-name="gr3" draw:text-style-name="P5" draw:layer="layout" svg:x1="13.489cm" svg:y1="14.378cm" svg:x2="13.865cm" svg:y2="14.378cm">
          <text:p/>
        </draw:line>
        <draw:line draw:style-name="gr3" draw:text-style-name="P5" draw:layer="layout" svg:x1="2.794cm" svg:y1="13.462cm" svg:x2="2.794cm" svg:y2="13.812cm">
          <text:p/>
        </draw:line>
        <draw:line draw:style-name="gr3" draw:text-style-name="P5" draw:layer="layout" svg:x1="2.794cm" svg:y1="12.374cm" svg:x2="2.794cm" svg:y2="12.712cm">
          <text:p/>
        </draw:line>
        <draw:custom-shape draw:style-name="gr1" draw:text-style-name="P2" draw:layer="layout" svg:width="1.524cm" svg:height="0.762cm" svg:x="23.378cm" svg:y="7.214cm">
          <text:p text:style-name="P1"><text:span text:style-name="T1">002</text:span></text:p>
          <text:p text:style-name="P1"><text:span text:style-name="T1">East Postern Tow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3.808cm" svg:y="7.088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24.736cm" svg:y="7.316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3.408cm" svg:y="7.388cm">
          <draw:text-box>
            <text:p text:style-name="P3"><text:span text:style-name="T2">W</text:span></text:p>
          </draw:text-box>
        </draw:frame>
        <draw:custom-shape draw:style-name="gr1" draw:text-style-name="P2" draw:layer="layout" svg:width="1.524cm" svg:height="0.762cm" svg:x="6.278cm" svg:y="0.512cm">
          <text:p text:style-name="P1"><text:span text:style-name="T1">002</text:span></text:p>
          <text:p text:style-name="P1"><text:span text:style-name="T1">Stable Boys Quarter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6.708cm" svg:y="0.3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7.636cm" svg:y="0.6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6.308cm" svg:y="0.6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6.708cm" svg:y="1cm">
          <draw:text-box>
            <text:p text:style-name="P3"><text:span text:style-name="T2">S</text:span></text:p>
          </draw:text-box>
        </draw:frame>
        <draw:line draw:style-name="gr3" draw:text-style-name="P5" draw:layer="layout" svg:x1="8.178cm" svg:y1="1.016cm" svg:x2="7.802cm" svg:y2="1.016cm">
          <text:p/>
        </draw:line>
        <draw:custom-shape draw:style-name="gr1" draw:text-style-name="P2" draw:layer="layout" svg:width="1.524cm" svg:height="0.762cm" svg:x="0.578cm" svg:y="1.612cm">
          <text:p text:style-name="P1"><text:span text:style-name="T1">002</text:span></text:p>
          <text:p text:style-name="P1"><text:span text:style-name="T1">Kee</text:span><text:span text:style-name="T1">p </text:span><text:span text:style-name="T1">Fla</text:span><text:span text:style-name="T1">gpo</text:span><text:span text:style-name="T1">l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.008cm" svg:y="1.4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.936cm" svg:y="1.7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0.608cm" svg:y="1.7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.008cm" svg:y="2.1cm">
          <draw:text-box>
            <text:p text:style-name="P3"><text:span text:style-name="T2">S</text:span></text:p>
          </draw:text-box>
        </draw:frame>
        <draw:line draw:style-name="gr3" draw:text-style-name="P5" draw:layer="layout" svg:x1="1.016cm" svg:y1="2.712cm" svg:x2="1.016cm" svg:y2="2.374cm">
          <text:p/>
        </draw:line>
        <draw:custom-shape draw:style-name="gr1" draw:text-style-name="P2" draw:layer="layout" svg:width="1.524cm" svg:height="0.762cm" svg:x="0.578cm" svg:y="3.912cm">
          <text:p text:style-name="P1"><text:span text:style-name="T1">002</text:span></text:p>
          <text:p text:style-name="P1"><text:span text:style-name="T1">Basement Stairs 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.008cm" svg:y="3.7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.936cm" svg:y="4.0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0.608cm" svg:y="4.0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.008cm" svg:y="4.4cm">
          <draw:text-box>
            <text:p text:style-name="P3"><text:span text:style-name="T2">S</text:span></text:p>
          </draw:text-box>
        </draw:frame>
        <draw:line draw:style-name="gr3" draw:text-style-name="P5" draw:layer="layout" svg:x1="2.478cm" svg:y1="4.384cm" svg:x2="2.102cm" svg:y2="4.384cm">
          <text:p/>
        </draw:line>
        <draw:custom-shape draw:style-name="gr1" draw:text-style-name="P2" draw:layer="layout" svg:width="1.524cm" svg:height="0.762cm" svg:x="0.578cm" svg:y="5.012cm">
          <text:p text:style-name="P1"><text:span text:style-name="T1">002</text:span></text:p>
          <text:p text:style-name="P1"><text:span text:style-name="T1">Basement Corridor 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.008cm" svg:y="4.8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.936cm" svg:y="5.1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0.608cm" svg:y="5.1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.008cm" svg:y="5.5cm">
          <draw:text-box>
            <text:p text:style-name="P3"><text:span text:style-name="T2">S</text:span></text:p>
          </draw:text-box>
        </draw:frame>
        <draw:line draw:style-name="gr3" draw:text-style-name="P5" draw:layer="layout" svg:x1="0.916cm" svg:y1="4.674cm" svg:x2="0.916cm" svg:y2="5.012cm">
          <text:p/>
        </draw:line>
        <draw:custom-shape draw:style-name="gr1" draw:text-style-name="P2" draw:layer="layout" svg:width="1.524cm" svg:height="0.762cm" svg:x="0.578cm" svg:y="6.112cm">
          <text:p text:style-name="P1"><text:span text:style-name="T1">002</text:span></text:p>
          <text:p text:style-name="P1"><text:span text:style-name="T1">Basement</text:span></text:p>
          <text:p text:style-name="P1"><text:span text:style-name="T1">Store Room 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.008cm" svg:y="5.9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.936cm" svg:y="6.2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0.608cm" svg:y="6.2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.008cm" svg:y="6.6cm">
          <draw:text-box>
            <text:p text:style-name="P3"><text:span text:style-name="T2">S</text:span></text:p>
          </draw:text-box>
        </draw:frame>
        <draw:line draw:style-name="gr3" draw:text-style-name="P5" draw:layer="layout" svg:x1="0.916cm" svg:y1="5.774cm" svg:x2="0.908cm" svg:y2="6.112cm">
          <text:p/>
        </draw:line>
        <draw:custom-shape draw:style-name="gr1" draw:text-style-name="P2" draw:layer="layout" svg:width="1.524cm" svg:height="0.762cm" svg:x="21.465cm" svg:y="11.612cm">
          <text:p text:style-name="P1"><text:span text:style-name="T1">001</text:span></text:p>
          <text:p text:style-name="P1"><text:span text:style-name="T1">Open fields.</text:span></text:p>
          <text:p text:style-name="P1"><text:span text:style-name="T1">Scarecrow.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2.823cm" svg:y="11.7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1.495cm" svg:y="11.6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1.895cm" svg:y="12.1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21.895cm" svg:y="11.4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21.465cm" svg:y="10.512cm">
          <text:p text:style-name="P1"><text:span text:style-name="T1">001</text:span></text:p>
          <text:p text:style-name="P1"><text:span text:style-name="T1">Farm Gates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2.823cm" svg:y="10.6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1.495cm" svg:y="10.5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1.895cm" svg:y="11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21.895cm" svg:y="10.386cm">
          <draw:text-box>
            <text:p text:style-name="P3"><text:span text:style-name="T2">N</text:span></text:p>
          </draw:text-box>
        </draw:frame>
        <draw:line draw:style-name="gr3" draw:text-style-name="P5" draw:layer="layout" svg:x1="21.895cm" svg:y1="12.712cm" svg:x2="21.895cm" svg:y2="12.374cm">
          <text:p/>
        </draw:line>
        <draw:line draw:style-name="gr3" draw:text-style-name="P5" draw:layer="layout" svg:x1="21.895cm" svg:y1="11.612cm" svg:x2="21.895cm" svg:y2="11.274cm">
          <text:p/>
        </draw:line>
        <draw:custom-shape draw:style-name="gr1" draw:text-style-name="P2" draw:layer="layout" svg:width="1.524cm" svg:height="0.762cm" svg:x="21.465cm" svg:y="9.412cm">
          <text:p text:style-name="P1"><text:span text:style-name="T1">001</text:span></text:p>
          <text:p text:style-name="P1"><text:span text:style-name="T1">Farm yard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2.823cm" svg:y="9.5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1.495cm" svg:y="9.4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1.895cm" svg:y="9.9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21.895cm" svg:y="9.286cm">
          <draw:text-box>
            <text:p text:style-name="P3"><text:span text:style-name="T2">N</text:span></text:p>
          </draw:text-box>
        </draw:frame>
        <draw:line draw:style-name="gr3" draw:text-style-name="P5" draw:layer="layout" svg:x1="21.895cm" svg:y1="10.174cm" svg:x2="21.895cm" svg:y2="10.512cm">
          <text:p/>
        </draw:line>
        <draw:custom-shape draw:style-name="gr1" draw:text-style-name="P2" draw:layer="layout" svg:width="1.524cm" svg:height="0.762cm" svg:x="23.365cm" svg:y="11.612cm">
          <text:p text:style-name="P1"><text:span text:style-name="T1">001</text:span></text:p>
          <text:p text:style-name="P1"><text:span text:style-name="T1">Field of Cows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4.723cm" svg:y="11.7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3.395cm" svg:y="11.6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3.795cm" svg:y="12.1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23.795cm" svg:y="11.486cm">
          <draw:text-box>
            <text:p text:style-name="P3"><text:span text:style-name="T2">N</text:span></text:p>
          </draw:text-box>
        </draw:frame>
        <draw:line draw:style-name="gr3" draw:text-style-name="P5" draw:layer="layout" svg:x1="22.989cm" svg:y1="12.192cm" svg:x2="23.365cm" svg:y2="12.192cm">
          <text:p/>
        </draw:line>
        <draw:custom-shape draw:style-name="gr1" draw:text-style-name="P2" draw:layer="layout" svg:width="1.524cm" svg:height="0.762cm" svg:x="23.365cm" svg:y="9.412cm">
          <text:p text:style-name="P1"><text:span text:style-name="T1">001</text:span></text:p>
          <text:p text:style-name="P1"><text:span text:style-name="T1">Farm Cottag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4.723cm" svg:y="9.5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3.395cm" svg:y="9.4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3.795cm" svg:y="9.9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23.795cm" svg:y="9.286cm">
          <draw:text-box>
            <text:p text:style-name="P3"><text:span text:style-name="T2">N</text:span></text:p>
          </draw:text-box>
        </draw:frame>
        <draw:line draw:style-name="gr3" draw:text-style-name="P5" draw:layer="layout" svg:x1="22.989cm" svg:y1="9.906cm" svg:x2="23.365cm" svg:y2="9.906cm">
          <text:p/>
        </draw:line>
        <draw:custom-shape draw:style-name="gr1" draw:text-style-name="P2" draw:layer="layout" svg:width="1.524cm" svg:height="0.762cm" svg:x="23.365cm" svg:y="10.512cm">
          <text:p text:style-name="P1"><text:span text:style-name="T1">001</text:span></text:p>
          <text:p text:style-name="P1"><text:span text:style-name="T1">Pig Sty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4.723cm" svg:y="10.6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3.395cm" svg:y="10.5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3.795cm" svg:y="11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23.795cm" svg:y="10.386cm">
          <draw:text-box>
            <text:p text:style-name="P3"><text:span text:style-name="T2">N</text:span></text:p>
          </draw:text-box>
        </draw:frame>
        <draw:line draw:style-name="gr3" draw:text-style-name="P5" draw:layer="layout" svg:x1="23.622cm" svg:y1="11.274cm" svg:x2="23.622cm" svg:y2="11.612cm">
          <text:p/>
        </draw:line>
        <draw:custom-shape draw:style-name="gr1" draw:text-style-name="P2" draw:layer="layout" svg:width="1.524cm" svg:height="0.762cm" svg:x="2.478cm" svg:y="1.615cm">
          <text:p text:style-name="P1"><text:span text:style-name="T1">002</text:span></text:p>
          <text:p text:style-name="P1"><text:span text:style-name="T1">Keep Level III</text:span></text:p>
          <text:p text:style-name="P1"><text:span text:style-name="T1">Emergency</text:span></text:p>
          <text:p text:style-name="P1"><text:span text:style-name="T1">Barracks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.908cm" svg:y="1.489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3.836cm" svg:y="1.717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.508cm" svg:y="1.789cm">
          <draw:text-box>
            <text:p text:style-name="P3"><text:span text:style-name="T2">W</text:span></text:p>
          </draw:text-box>
        </draw:frame>
        <draw:line draw:style-name="gr3" draw:text-style-name="P5" draw:layer="layout" svg:x1="23.002cm" svg:y1="7.774cm" svg:x2="23.378cm" svg:y2="7.774cm">
          <text:p/>
        </draw:line>
        <draw:custom-shape draw:style-name="gr1" draw:text-style-name="P2" draw:layer="layout" svg:width="1.524cm" svg:height="0.762cm" svg:x="23.365cm" svg:y="13.812cm">
          <text:p text:style-name="P1"><text:span text:style-name="T1">001</text:span></text:p>
          <text:p text:style-name="P1"><text:span text:style-name="T1">Outside Witches Shack</text:span></text:p>
          <text:p text:style-name="P1"><text:span text:style-name="T1">On Door Triple Moon symbol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4.723cm" svg:y="13.9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3.395cm" svg:y="13.8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3.795cm" svg:y="14.3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23.795cm" svg:y="13.6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23.365cm" svg:y="14.912cm">
          <text:p text:style-name="P1"><text:span text:style-name="T1">001</text:span></text:p>
          <text:p text:style-name="P1"><text:span text:style-name="T1">Stone Cross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4.723cm" svg:y="15.0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3.395cm" svg:y="14.9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3.795cm" svg:y="15.4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23.795cm" svg:y="14.786cm">
          <draw:text-box>
            <text:p text:style-name="P3"><text:span text:style-name="T2">N</text:span></text:p>
          </draw:text-box>
        </draw:frame>
        <draw:line draw:style-name="gr3" draw:text-style-name="P5" draw:layer="layout" svg:x1="23.795cm" svg:y1="14.574cm" svg:x2="23.795cm" svg:y2="14.912cm">
          <text:p/>
        </draw:line>
        <draw:custom-shape draw:style-name="gr1" draw:text-style-name="P2" draw:layer="layout" svg:width="1.524cm" svg:height="0.762cm" svg:x="6.265cm" svg:y="12.712cm">
          <text:p text:style-name="P1"><text:span text:style-name="T1">001</text:span></text:p>
          <text:p text:style-name="P1"><text:span text:style-name="T1">Village: Muddlefield</text:span></text:p>
          <text:p text:style-name="P1"><text:span text:style-name="T1">Main Squar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7.623cm" svg:y="12.8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6.295cm" svg:y="12.7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6.695cm" svg:y="13.2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6.695cm" svg:y="12.5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21.465cm" svg:y="14.912cm">
          <text:p text:style-name="P1"><text:span text:style-name="T1">001</text:span></text:p>
          <text:p text:style-name="P1"><text:span text:style-name="T1">Tree branch with </text:span></text:p>
          <text:p text:style-name="P1"><text:span text:style-name="T1">Trinity Knot 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2.823cm" svg:y="15.0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1.495cm" svg:y="14.9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1.895cm" svg:y="15.4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21.465cm" svg:y="13.812cm">
          <text:p text:style-name="P1"><text:span text:style-name="T1">001</text:span></text:p>
          <text:p text:style-name="P1"><text:span text:style-name="T1">Entrails 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2.823cm" svg:y="13.9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1.495cm" svg:y="13.8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1.895cm" svg:y="14.3cm">
          <draw:text-box>
            <text:p text:style-name="P3"><text:span text:style-name="T2">S</text:span></text:p>
          </draw:text-box>
        </draw:frame>
        <draw:line draw:style-name="gr3" draw:text-style-name="P5" draw:layer="layout" svg:x1="21.998cm" svg:y1="14.912cm" svg:x2="21.998cm" svg:y2="14.574cm">
          <text:p/>
        </draw:line>
        <draw:line draw:style-name="gr3" draw:text-style-name="P5" draw:layer="layout" svg:x1="22.989cm" svg:y1="15.494cm" svg:x2="23.365cm" svg:y2="15.494cm">
          <text:p/>
        </draw:line>
        <draw:line draw:style-name="gr3" draw:text-style-name="P5" draw:layer="layout" svg:x1="21.844cm" svg:y1="13.474cm" svg:x2="21.844cm" svg:y2="13.812cm">
          <text:p/>
        </draw:line>
        <draw:custom-shape draw:style-name="gr1" draw:text-style-name="P2" draw:layer="layout" svg:width="1.524cm" svg:height="0.762cm" svg:x="19.565cm" svg:y="13.812cm">
          <text:p text:style-name="P1"><text:span text:style-name="T1">001</text:span></text:p>
          <text:p text:style-name="P1"><text:span text:style-name="T1">Barren Hill. Cold Wind 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0.923cm" svg:y="13.9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9.595cm" svg:y="13.8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9.995cm" svg:y="14.3cm">
          <draw:text-box>
            <text:p text:style-name="P3"><text:span text:style-name="T2">S</text:span></text:p>
          </draw:text-box>
        </draw:frame>
        <draw:line draw:style-name="gr3" draw:text-style-name="P5" draw:layer="layout" svg:x1="19.189cm" svg:y1="14.378cm" svg:x2="19.565cm" svg:y2="14.378cm">
          <text:p/>
        </draw:line>
        <draw:line draw:style-name="gr3" draw:text-style-name="P5" draw:layer="layout" svg:x1="21.089cm" svg:y1="14.378cm" svg:x2="21.465cm" svg:y2="14.378cm">
          <text:p/>
        </draw:line>
        <draw:frame draw:style-name="gr2" draw:text-style-name="P4" draw:layer="layout" svg:width="0.254cm" svg:height="0.37cm" svg:x="21.895cm" svg:y="14.7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21.895cm" svg:y="13.686cm">
          <draw:text-box>
            <text:p text:style-name="P3"><text:span text:style-name="T2">N</text:span></text:p>
          </draw:text-box>
        </draw:frame>
        <draw:line draw:style-name="gr3" draw:text-style-name="P5" draw:layer="layout" svg:x1="2.794cm" svg:y1="2.712cm" svg:x2="2.794cm" svg:y2="2.377cm">
          <text:p/>
        </draw:line>
        <draw:custom-shape draw:style-name="gr1" draw:text-style-name="P2" draw:layer="layout" svg:width="1.524cm" svg:height="0.762cm" svg:x="6.265cm" svg:y="11.612cm">
          <text:p text:style-name="P1"><text:span text:style-name="T1">001</text:span></text:p>
          <text:p text:style-name="P1"><text:span text:style-name="T1">Village: Muddlefield</text:span></text:p>
          <text:p text:style-name="P1"><text:span text:style-name="T1">Village Shop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7.623cm" svg:y="11.7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6.295cm" svg:y="11.6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6.695cm" svg:y="12.1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6.695cm" svg:y="11.4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4.365cm" svg:y="11.612cm">
          <text:p text:style-name="P1"><text:span text:style-name="T1">001</text:span></text:p>
          <text:p text:style-name="P1"><text:span text:style-name="T1">Village: Muddlefield</text:span></text:p>
          <text:p text:style-name="P1"><text:span text:style-name="T1">Church Grave Yard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5.723cm" svg:y="11.7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4.395cm" svg:y="11.6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4.795cm" svg:y="12.1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4.795cm" svg:y="11.4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4.365cm" svg:y="12.712cm">
          <text:p text:style-name="P1"><text:span text:style-name="T1">001</text:span></text:p>
          <text:p text:style-name="P1"><text:span text:style-name="T1">Village: Muddlefield</text:span></text:p>
          <text:p text:style-name="P1"><text:span text:style-name="T1">Church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5.723cm" svg:y="12.8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4.395cm" svg:y="12.7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4.795cm" svg:y="13.2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4.795cm" svg:y="12.586cm">
          <draw:text-box>
            <text:p text:style-name="P3"><text:span text:style-name="T2">N</text:span></text:p>
          </draw:text-box>
        </draw:frame>
        <draw:line draw:style-name="gr3" draw:text-style-name="P5" draw:layer="layout" svg:x1="4.572cm" svg:y1="12.374cm" svg:x2="4.572cm" svg:y2="12.712cm">
          <text:p/>
        </draw:line>
        <draw:line draw:style-name="gr3" draw:text-style-name="P5" draw:layer="layout" svg:x1="5.889cm" svg:y1="13.208cm" svg:x2="6.265cm" svg:y2="13.208cm">
          <text:p/>
        </draw:line>
        <draw:line draw:style-name="gr3" draw:text-style-name="P5" draw:layer="layout" svg:x1="6.549cm" svg:y1="12.36cm" svg:x2="6.549cm" svg:y2="12.7cm">
          <text:p/>
        </draw:line>
        <draw:custom-shape draw:style-name="gr1" draw:text-style-name="P2" draw:layer="layout" svg:width="1.524cm" svg:height="0.762cm" svg:x="6.265cm" svg:y="13.812cm">
          <text:p text:style-name="P1"><text:span text:style-name="T1">001</text:span></text:p>
          <text:p text:style-name="P1"><text:span text:style-name="T1">Village: Muddlefield</text:span></text:p>
          <text:p text:style-name="P1"><text:span text:style-name="T1">Village Hall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7.623cm" svg:y="13.9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6.295cm" svg:y="13.8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6.695cm" svg:y="14.3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6.695cm" svg:y="13.686cm">
          <draw:text-box>
            <text:p text:style-name="P3"><text:span text:style-name="T2">N</text:span></text:p>
          </draw:text-box>
        </draw:frame>
        <draw:line draw:style-name="gr3" draw:text-style-name="P5" draw:layer="layout" svg:x1="6.549cm" svg:y1="13.474cm" svg:x2="6.549cm" svg:y2="13.812cm">
          <text:p/>
        </draw:line>
        <draw:custom-shape draw:style-name="gr1" draw:text-style-name="P2" draw:layer="layout" svg:width="1.524cm" svg:height="0.762cm" svg:x="4.365cm" svg:y="13.812cm">
          <text:p text:style-name="P1"><text:span text:style-name="T1">001</text:span></text:p>
          <text:p text:style-name="P1"><text:span text:style-name="T1">Village: Muddlefield</text:span></text:p>
          <text:p text:style-name="P1"><text:span text:style-name="T1">Village School.</text:span></text:p>
          <text:p text:style-name="P1"><text:span text:style-name="T1">Blackboard.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5.723cm" svg:y="13.9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4.395cm" svg:y="13.8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4.795cm" svg:y="14.3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4.795cm" svg:y="13.686cm">
          <draw:text-box>
            <text:p text:style-name="P3"><text:span text:style-name="T2">N</text:span></text:p>
          </draw:text-box>
        </draw:frame>
        <draw:line draw:style-name="gr3" draw:text-style-name="P5" draw:layer="layout" svg:x1="5.588cm" svg:y1="13.474cm" svg:x2="5.588cm" svg:y2="13.812cm">
          <text:p/>
        </draw:line>
        <draw:custom-shape draw:style-name="gr1" draw:text-style-name="P2" draw:layer="layout" svg:width="1.524cm" svg:height="0.762cm" svg:x="4.365cm" svg:y="14.912cm">
          <text:p text:style-name="P1"><text:span text:style-name="T1">001</text:span></text:p>
          <text:p text:style-name="P1"><text:span text:style-name="T1">Village: Muddlefield</text:span></text:p>
          <text:p text:style-name="P1"><text:span text:style-name="T1">Lovers Lan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5.723cm" svg:y="15.0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4.395cm" svg:y="14.9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4.795cm" svg:y="15.4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4.795cm" svg:y="14.786cm">
          <draw:text-box>
            <text:p text:style-name="P3"><text:span text:style-name="T2">N</text:span></text:p>
          </draw:text-box>
        </draw:frame>
        <draw:line draw:style-name="gr3" draw:text-style-name="P5" draw:layer="layout" svg:x1="5.588cm" svg:y1="14.574cm" svg:x2="5.588cm" svg:y2="14.912cm">
          <text:p/>
        </draw:line>
        <draw:custom-shape draw:style-name="gr1" draw:text-style-name="P2" draw:layer="layout" svg:width="1.524cm" svg:height="0.762cm" svg:x="25.265cm" svg:y="13.812cm">
          <text:p text:style-name="P1"><text:span text:style-name="T1">001</text:span></text:p>
          <text:p text:style-name="P1"><text:span text:style-name="T1">Wiccan Moon Symbol 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6.623cm" svg:y="13.9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5.295cm" svg:y="13.8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5.695cm" svg:y="14.3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25.695cm" svg:y="13.6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23.365cm" svg:y="12.712cm">
          <text:p text:style-name="P1"><text:span text:style-name="T1">001</text:span></text:p>
          <text:p text:style-name="P1"><text:span text:style-name="T1">Inside Witches Shack 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4.723cm" svg:y="12.8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3.395cm" svg:y="12.7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3.795cm" svg:y="13.2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23.795cm" svg:y="12.5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25.278cm" svg:y="7.215cm">
          <text:p text:style-name="P1"><text:span text:style-name="T1">002</text:span></text:p>
          <text:p text:style-name="P1"><text:span text:style-name="T1">East Covered</text:span></text:p>
          <text:p text:style-name="P1"><text:span text:style-name="T1">Parapet Walk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5.708cm" svg:y="7.089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26.636cm" svg:y="7.317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5.308cm" svg:y="7.389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5.594cm" svg:y="7.7cm">
          <draw:text-box>
            <text:p text:style-name="P3"><text:span text:style-name="T2">S</text:span></text:p>
          </draw:text-box>
        </draw:frame>
        <draw:line draw:style-name="gr3" draw:text-style-name="P5" draw:layer="layout" svg:x1="24.902cm" svg:y1="7.774cm" svg:x2="25.278cm" svg:y2="7.774cm">
          <text:p/>
        </draw:line>
        <draw:custom-shape draw:style-name="gr1" draw:text-style-name="P2" draw:layer="layout" svg:width="1.524cm" svg:height="0.762cm" svg:x="10.065cm" svg:y="11.612cm">
          <text:p text:style-name="P1"><text:span text:style-name="T1">001</text:span></text:p>
          <text:p text:style-name="P1"><text:span text:style-name="T1">Dusty Path.</text:span></text:p>
          <text:p text:style-name="P1"><text:span text:style-name="T1">Begga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1.423cm" svg:y="11.7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0.095cm" svg:y="11.6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0.495cm" svg:y="12.1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10.495cm" svg:y="11.4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8.165cm" svg:y="11.612cm">
          <text:p text:style-name="P1"><text:span text:style-name="T1">001</text:span></text:p>
          <text:p text:style-name="P1"><text:span text:style-name="T1">Road lined with </text:span></text:p>
          <text:p text:style-name="P1"><text:span text:style-name="T1">Popular Trees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9.523cm" svg:y="11.7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8.195cm" svg:y="11.6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8.595cm" svg:y="12.1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8.595cm" svg:y="11.4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8.165cm" svg:y="12.712cm">
          <text:p text:style-name="P1"><text:span text:style-name="T1">001</text:span></text:p>
          <text:p text:style-name="P1"><text:span text:style-name="T1">Coters Green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9.523cm" svg:y="12.8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8.195cm" svg:y="12.7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8.595cm" svg:y="13.2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8.595cm" svg:y="12.586cm">
          <draw:text-box>
            <text:p text:style-name="P3"><text:span text:style-name="T2">N</text:span></text:p>
          </draw:text-box>
        </draw:frame>
        <draw:line draw:style-name="gr3" draw:text-style-name="P5" draw:layer="layout" svg:x1="10.414cm" svg:y1="12.712cm" svg:x2="10.414cm" svg:y2="12.374cm">
          <text:p/>
        </draw:line>
        <draw:line draw:style-name="gr3" draw:text-style-name="P5" draw:layer="layout" svg:x1="10.065cm" svg:y1="12.192cm" svg:x2="9.689cm" svg:y2="12.192cm">
          <text:p/>
        </draw:line>
        <draw:line draw:style-name="gr3" draw:text-style-name="P5" draw:layer="layout" svg:x1="8.382cm" svg:y1="12.374cm" svg:x2="8.382cm" svg:y2="12.712cm">
          <text:p/>
        </draw:line>
        <draw:line draw:style-name="gr3" draw:text-style-name="P5" draw:layer="layout" svg:x1="8.165cm" svg:y1="13.208cm" svg:x2="7.789cm" svg:y2="13.208cm">
          <text:p/>
        </draw:line>
        <draw:custom-shape draw:style-name="gr1" draw:text-style-name="P2" draw:layer="layout" svg:width="1.524cm" svg:height="0.762cm" svg:x="6.265cm" svg:y="10.512cm">
          <text:p text:style-name="P1"><text:span text:style-name="T1">001</text:span></text:p>
          <text:p text:style-name="P1"><text:span text:style-name="T1">Village: Muddlefield</text:span></text:p>
          <text:p text:style-name="P1"><text:span text:style-name="T1">Cobbers Shop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7.623cm" svg:y="10.6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6.295cm" svg:y="10.5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6.695cm" svg:y="11cm">
          <draw:text-box>
            <text:p text:style-name="P3"><text:span text:style-name="T2">S</text:span></text:p>
          </draw:text-box>
        </draw:frame>
        <draw:line draw:style-name="gr3" draw:text-style-name="P5" draw:layer="layout" svg:x1="6.549cm" svg:y1="11.274cm" svg:x2="6.549cm" svg:y2="11.612cm">
          <text:p/>
        </draw:line>
        <draw:custom-shape draw:style-name="gr1" draw:text-style-name="P2" draw:layer="layout" svg:width="1.524cm" svg:height="0.762cm" svg:x="0.465cm" svg:y="14.912cm">
          <text:p text:style-name="P1"><text:span text:style-name="T1">001</text:span></text:p>
          <text:p text:style-name="P1"><text:span text:style-name="T1">Mountain Summit</text:span></text:p>
          <text:p text:style-name="P1"><text:span text:style-name="T1">Cav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.823cm" svg:y="15.0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0.495cm" svg:y="14.9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0.895cm" svg:y="15.4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0.895cm" svg:y="14.7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2.465cm" svg:y="14.912cm">
          <text:p text:style-name="P1"><text:span text:style-name="T1">001</text:span></text:p>
          <text:p text:style-name="P1"><text:span text:style-name="T1">Mountain Summit</text:span></text:p>
          <text:p text:style-name="P1"><text:span text:style-name="T1">Dragon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3.823cm" svg:y="15.0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.495cm" svg:y="14.9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.895cm" svg:y="15.4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2.895cm" svg:y="14.7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0.465cm" svg:y="13.812cm">
          <text:p text:style-name="P1"><text:span text:style-name="T1">001</text:span></text:p>
          <text:p text:style-name="P1"><text:span text:style-name="T1">Mountain Summit</text:span></text:p>
          <text:p text:style-name="P1"><text:span text:style-name="T1">Treasur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.823cm" svg:y="13.9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0.495cm" svg:y="13.8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0.895cm" svg:y="14.3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0.895cm" svg:y="13.686cm">
          <draw:text-box>
            <text:p text:style-name="P3"><text:span text:style-name="T2">N</text:span></text:p>
          </draw:text-box>
        </draw:frame>
        <draw:line draw:style-name="gr3" draw:text-style-name="P5" draw:layer="layout" svg:x1="0.749cm" svg:y1="14.912cm" svg:x2="0.762cm" svg:y2="14.574cm">
          <text:p/>
        </draw:line>
        <draw:line draw:style-name="gr3" draw:text-style-name="P5" draw:layer="layout" svg:x1="1.989cm" svg:y1="15.494cm" svg:x2="2.465cm" svg:y2="15.494cm">
          <text:p/>
        </draw:line>
        <draw:custom-shape draw:style-name="gr1" draw:text-style-name="P2" draw:layer="layout" svg:width="1.524cm" svg:height="0.762cm" svg:x="4.365cm" svg:y="10.512cm">
          <text:p text:style-name="P1"><text:span text:style-name="T1">001</text:span></text:p>
          <text:p text:style-name="P1"><text:span text:style-name="T1">Village: Muddlefield</text:span></text:p>
          <text:p text:style-name="P1"><text:span text:style-name="T1">Overgrown Path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5.723cm" svg:y="10.6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4.395cm" svg:y="10.5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4.795cm" svg:y="11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4.795cm" svg:y="10.386cm">
          <draw:text-box>
            <text:p text:style-name="P3"><text:span text:style-name="T2">N</text:span></text:p>
          </draw:text-box>
        </draw:frame>
        <draw:line draw:style-name="gr3" draw:text-style-name="P5" draw:layer="layout" svg:x1="4.826cm" svg:y1="11.612cm" svg:x2="4.826cm" svg:y2="11.274cm">
          <text:p/>
        </draw:line>
        <draw:line draw:style-name="gr3" draw:text-style-name="P5" draw:layer="layout" svg:x1="10.414cm" svg:y1="8.312cm" svg:x2="10.414cm" svg:y2="7.974cm">
          <text:p/>
        </draw:line>
        <draw:line draw:style-name="gr3" draw:text-style-name="P5" draw:layer="layout" svg:x1="9.689cm" svg:y1="7.366cm" svg:x2="10.095cm" svg:y2="7.366cm">
          <text:p/>
        </draw:line>
        <draw:custom-shape draw:style-name="gr1" draw:text-style-name="P2" draw:layer="layout" svg:width="1.524cm" svg:height="0.762cm" svg:x="0.465cm" svg:y="12.712cm">
          <text:p text:style-name="P1"><text:span text:style-name="T1">001</text:span></text:p>
          <text:p text:style-name="P1"><text:span text:style-name="T1">Shear Cliff.</text:span></text:p>
          <text:p text:style-name="P1"><text:span text:style-name="T1">Dead End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.823cm" svg:y="12.8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0.495cm" svg:y="12.7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0.895cm" svg:y="13.2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0.895cm" svg:y="12.5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0.465cm" svg:y="11.612cm">
          <text:p text:style-name="P1"><text:span text:style-name="T1">001</text:span></text:p>
          <text:p text:style-name="P1"><text:span text:style-name="T1">Eagle Summit.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.823cm" svg:y="11.7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0.495cm" svg:y="11.6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0.895cm" svg:y="12.1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0.895cm" svg:y="11.486cm">
          <draw:text-box>
            <text:p text:style-name="P3"><text:span text:style-name="T2">N</text:span></text:p>
          </draw:text-box>
        </draw:frame>
        <draw:line draw:style-name="gr3" draw:text-style-name="P5" draw:layer="layout" svg:x1="1.778cm" svg:y1="12.712cm" svg:x2="1.778cm" svg:y2="12.374cm">
          <text:p/>
        </draw:line>
        <draw:line draw:style-name="gr3" draw:text-style-name="P5" draw:layer="layout" svg:x1="23.795cm" svg:y1="13.812cm" svg:x2="23.795cm" svg:y2="13.474cm">
          <text:p/>
        </draw:line>
        <draw:custom-shape draw:style-name="gr1" draw:text-style-name="P2" draw:layer="layout" svg:width="1.524cm" svg:height="0.762cm" svg:x="19.565cm" svg:y="10.512cm">
          <text:p text:style-name="P1"><text:span text:style-name="T1">001</text:span></text:p>
          <text:p text:style-name="P1"><text:span text:style-name="T1">Arabal Fields of wheat</text:span></text:p>
          <text:p text:style-name="P1"><text:span text:style-name="T1">&amp; barrley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0.923cm" svg:y="10.6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9.595cm" svg:y="10.5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9.995cm" svg:y="11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25.278cm" svg:y="3.916cm">
          <text:p text:style-name="P1"><text:span text:style-name="T1">002</text:span></text:p>
          <text:p text:style-name="P1"><text:span text:style-name="T1">Corridor of Lord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5.708cm" svg:y="3.79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26.636cm" svg:y="4.018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5.308cm" svg:y="4.09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5.594cm" svg:y="4.401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21.478cm" svg:y="5.012cm">
          <text:p text:style-name="P1"><text:span text:style-name="T1">002</text:span></text:p>
          <text:p text:style-name="P1"><text:span text:style-name="T1">Lord of the Castle</text:span></text:p>
          <text:p text:style-name="P1"><text:span text:style-name="T1">Lords Bed Chamb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1.908cm" svg:y="4.8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22.836cm" svg:y="5.1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1.508cm" svg:y="5.1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1.908cm" svg:y="5.5cm">
          <draw:text-box>
            <text:p text:style-name="P3"><text:span text:style-name="T2">S</text:span></text:p>
          </draw:text-box>
        </draw:frame>
        <draw:line draw:style-name="gr3" draw:text-style-name="P5" draw:layer="layout" svg:x1="25.654cm" svg:y1="7.215cm" svg:x2="25.654cm" svg:y2="6.878cm">
          <text:p/>
        </draw:line>
        <draw:custom-shape draw:style-name="gr1" draw:text-style-name="P2" draw:layer="layout" svg:width="1.524cm" svg:height="0.762cm" svg:x="25.278cm" svg:y="6.117cm">
          <text:p text:style-name="P1"><text:span text:style-name="T1">002</text:span></text:p>
          <text:p text:style-name="P1"><text:span text:style-name="T1">North Battlemen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5.708cm" svg:y="5.991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26.636cm" svg:y="6.219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5.308cm" svg:y="6.291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5.594cm" svg:y="6.602cm">
          <draw:text-box>
            <text:p text:style-name="P3"><text:span text:style-name="T2">S</text:span></text:p>
          </draw:text-box>
        </draw:frame>
        <draw:line draw:style-name="gr3" draw:text-style-name="P5" draw:layer="layout" svg:x1="6.278cm" svg:y1="7.684cm" svg:x2="5.902cm" svg:y2="7.684cm">
          <text:p/>
        </draw:line>
        <draw:custom-shape draw:style-name="gr1" draw:text-style-name="P2" draw:layer="layout" svg:width="1.524cm" svg:height="0.762cm" svg:x="4.378cm" svg:y="7.212cm">
          <text:p text:style-name="P1"><text:span text:style-name="T1">002</text:span></text:p>
          <text:p text:style-name="P1"><text:span text:style-name="T1"><text:s/></text:span><text:span text:style-name="T1">West Postern Tow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4.808cm" svg:y="7.0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5.736cm" svg:y="7.3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4.408cm" svg:y="7.3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4.808cm" svg:y="7.7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0.578cm" svg:y="7.212cm">
          <text:p text:style-name="P1"><text:span text:style-name="T1">002</text:span></text:p>
          <text:p text:style-name="P1"><text:span text:style-name="T1"><text:s/></text:span><text:span text:style-name="T1">West Bartizan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.008cm" svg:y="7.0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.936cm" svg:y="7.3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0.608cm" svg:y="7.3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.008cm" svg:y="7.7cm">
          <draw:text-box>
            <text:p text:style-name="P3"><text:span text:style-name="T2">S</text:span></text:p>
          </draw:text-box>
        </draw:frame>
        <draw:line draw:style-name="gr3" draw:text-style-name="P5" draw:layer="layout" svg:x1="4.408cm" svg:y1="7.774cm" svg:x2="4.002cm" svg:y2="7.774cm">
          <text:p/>
        </draw:line>
        <draw:line draw:style-name="gr3" draw:text-style-name="P5" draw:layer="layout" svg:x1="2.102cm" svg:y1="7.756cm" svg:x2="2.508cm" svg:y2="7.756cm">
          <text:p/>
        </draw:line>
        <draw:line draw:style-name="gr5" draw:text-style-name="P5" draw:layer="layout" svg:x1="0.578cm" svg:y1="7.72cm" svg:x2="0cm" svg:y2="7.72cm">
          <text:p/>
        </draw:line>
        <draw:custom-shape draw:style-name="gr1" draw:text-style-name="P2" draw:layer="layout" svg:width="1.524cm" svg:height="0.762cm" svg:x="25.278cm" svg:y="5.017cm">
          <text:p text:style-name="P1"><text:span text:style-name="T1">002</text:span></text:p>
          <text:p text:style-name="P1"><text:span text:style-name="T1">North Tow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5.708cm" svg:y="4.891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26.636cm" svg:y="5.119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5.308cm" svg:y="5.191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5.594cm" svg:y="5.502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25.278cm" svg:y="2.715cm">
          <text:p text:style-name="P1"><text:span text:style-name="T1">002</text:span></text:p>
          <text:p text:style-name="P1"><text:span text:style-name="T1">North Postern Tow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5.708cm" svg:y="2.589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26.636cm" svg:y="2.817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5.308cm" svg:y="2.889cm">
          <draw:text-box>
            <text:p text:style-name="P3"><text:span text:style-name="T2">W</text:span></text:p>
          </draw:text-box>
        </draw:frame>
        <draw:custom-shape draw:style-name="gr1" draw:text-style-name="P2" draw:layer="layout" svg:width="1.524cm" svg:height="0.762cm" svg:x="25.278cm" svg:y="1.616cm">
          <text:p text:style-name="P1"><text:span text:style-name="T1">0</text:span><text:span text:style-name="T1">0</text:span><text:span text:style-name="T1">2</text:span></text:p>
          <text:p text:style-name="P1"><text:span text:style-name="T1">N</text:span><text:span text:style-name="T1">o</text:span><text:span text:style-name="T1">rt</text:span><text:span text:style-name="T1">h </text:span><text:span text:style-name="T1">C</text:span><text:span text:style-name="T1">o</text:span><text:span text:style-name="T1">v</text:span><text:span text:style-name="T1">e</text:span><text:span text:style-name="T1">r</text:span><text:span text:style-name="T1">e</text:span><text:span text:style-name="T1">d</text:span></text:p>
          <text:p text:style-name="P1"><text:span text:style-name="T1">P</text:span><text:span text:style-name="T1">a</text:span><text:span text:style-name="T1">r</text:span><text:span text:style-name="T1">e</text:span><text:span text:style-name="T1">p</text:span><text:span text:style-name="T1">et </text:span><text:span text:style-name="T1">W</text:span><text:span text:style-name="T1">al</text:span><text:span text:style-name="T1">k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5.708cm" svg:y="1.49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26.636cm" svg:y="1.718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5.308cm" svg:y="1.79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5.594cm" svg:y="2.101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25.278cm" svg:y="0.517cm">
          <text:p text:style-name="P1"><text:span text:style-name="T1">002</text:span></text:p>
          <text:p text:style-name="P1"><text:span text:style-name="T1">Lovers Corrido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5.708cm" svg:y="0.391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26.636cm" svg:y="0.619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5.308cm" svg:y="0.691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5.594cm" svg:y="1.002cm">
          <draw:text-box>
            <text:p text:style-name="P3"><text:span text:style-name="T2">S</text:span></text:p>
          </draw:text-box>
        </draw:frame>
        <draw:line draw:style-name="gr6" draw:text-style-name="P5" draw:layer="layout" svg:x1="26.802cm" svg:y1="1.016cm" svg:x2="27.686cm" svg:y2="1.016cm">
          <text:p/>
        </draw:line>
        <draw:line draw:style-name="gr3" draw:text-style-name="P5" draw:layer="layout" svg:x1="25.5cm" svg:y1="6.117cm" svg:x2="25.5cm" svg:y2="5.779cm">
          <text:p/>
        </draw:line>
        <draw:line draw:style-name="gr3" draw:text-style-name="P5" draw:layer="layout" svg:x1="25.5cm" svg:y1="5.017cm" svg:x2="25.5cm" svg:y2="4.678cm">
          <text:p/>
        </draw:line>
        <draw:line draw:style-name="gr3" draw:text-style-name="P5" draw:layer="layout" svg:x1="25.5cm" svg:y1="3.916cm" svg:x2="25.5cm" svg:y2="3.477cm">
          <text:p/>
        </draw:line>
        <draw:line draw:style-name="gr3" draw:text-style-name="P5" draw:layer="layout" svg:x1="25.5cm" svg:y1="2.715cm" svg:x2="25.5cm" svg:y2="2.378cm">
          <text:p/>
        </draw:line>
        <draw:line draw:style-name="gr3" draw:text-style-name="P5" draw:layer="layout" svg:x1="25.5cm" svg:y1="1.616cm" svg:x2="25.5cm" svg:y2="1.27cm">
          <text:p/>
        </draw:line>
        <draw:custom-shape draw:style-name="gr1" draw:text-style-name="P2" draw:layer="layout" svg:width="1.524cm" svg:height="0.762cm" svg:x="2.478cm" svg:y="6.112cm">
          <text:p text:style-name="P1"><text:span text:style-name="T1">002</text:span></text:p>
          <text:p text:style-name="P1"><text:span text:style-name="T1">Basement</text:span></text:p>
          <text:p text:style-name="P1"><text:span text:style-name="T1">Secret Chamber 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.908cm" svg:y="5.9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3.836cm" svg:y="6.2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.508cm" svg:y="6.2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.908cm" svg:y="6.6cm">
          <draw:text-box>
            <text:p text:style-name="P3"><text:span text:style-name="T2">S</text:span></text:p>
          </draw:text-box>
        </draw:frame>
        <draw:line draw:style-name="gr3" draw:text-style-name="P5" draw:layer="layout" svg:x1="3.556cm" svg:y1="7.212cm" svg:x2="3.556cm" svg:y2="6.874cm">
          <text:p/>
        </draw:line>
        <draw:frame draw:style-name="gr2" draw:text-style-name="P4" draw:layer="layout" svg:width="0.254cm" svg:height="0.37cm" svg:x="6.508cm" svg:y="2.1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4.708cm" svg:y="2.1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2.708cm" svg:y="2.1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0.578cm" svg:y="0.512cm">
          <text:p text:style-name="P1"><text:span text:style-name="T1">002</text:span></text:p>
          <text:p text:style-name="P1"><text:span text:style-name="T1">Keep. Small </text:span><text:span text:style-name="T1">Turre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.008cm" svg:y="0.3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1.936cm" svg:y="0.6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0.608cm" svg:y="0.6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.008cm" svg:y="1cm">
          <draw:text-box>
            <text:p text:style-name="P3"><text:span text:style-name="T2">S</text:span></text:p>
          </draw:text-box>
        </draw:frame>
        <draw:line draw:style-name="gr3" draw:text-style-name="P5" draw:layer="layout" svg:x1="0.762cm" svg:y1="1.274cm" svg:x2="0.762cm" svg:y2="1.612cm">
          <text:p/>
        </draw:line>
        <draw:custom-shape draw:style-name="gr1" draw:text-style-name="P2" draw:layer="layout" svg:width="1.524cm" svg:height="0.762cm" svg:x="4.378cm" svg:y="0.514cm">
          <text:p text:style-name="P1"><text:span text:style-name="T1">0</text:span><text:span text:style-name="T1">0</text:span><text:span text:style-name="T1">2</text:span></text:p>
          <text:p text:style-name="P1"><text:span text:style-name="T1">K</text:span><text:span text:style-name="T1">e</text:span><text:span text:style-name="T1">e</text:span><text:span text:style-name="T1">p </text:span><text:span text:style-name="T1">L</text:span><text:span text:style-name="T1">e</text:span><text:span text:style-name="T1">v</text:span><text:span text:style-name="T1">el </text:span><text:span text:style-name="T1">II</text:span></text:p>
          <text:p text:style-name="P1"><text:span text:style-name="T1">E</text:span><text:span text:style-name="T1">m</text:span><text:span text:style-name="T1">e</text:span><text:span text:style-name="T1">r</text:span><text:span text:style-name="T1">g</text:span><text:span text:style-name="T1">e</text:span><text:span text:style-name="T1">n</text:span><text:span text:style-name="T1">c</text:span><text:span text:style-name="T1">y</text:span></text:p>
          <text:p text:style-name="P1"><text:span text:style-name="T1">C</text:span><text:span text:style-name="T1">h</text:span><text:span text:style-name="T1">a</text:span><text:span text:style-name="T1">p</text:span><text:span text:style-name="T1">el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4.808cm" svg:y="0.388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5.736cm" svg:y="0.616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4.408cm" svg:y="0.688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4.708cm" svg:y="1cm">
          <draw:text-box>
            <text:p text:style-name="P3"><text:span text:style-name="T2">S</text:span></text:p>
          </draw:text-box>
        </draw:frame>
        <draw:line draw:style-name="gr3" draw:text-style-name="P5" draw:layer="layout" svg:x1="4.572cm" svg:y1="1.276cm" svg:x2="4.572cm" svg:y2="1.614cm">
          <text:p/>
        </draw:line>
        <draw:custom-shape draw:style-name="gr1" draw:text-style-name="P2" draw:layer="layout" svg:width="1.524cm" svg:height="0.762cm" svg:x="2.478cm" svg:y="0.516cm">
          <text:p text:style-name="P1"><text:span text:style-name="T1">002</text:span></text:p>
          <text:p text:style-name="P1"><text:span text:style-name="T1">Kee</text:span><text:span text:style-name="T1">p </text:span><text:span text:style-name="T1">Lev</text:span><text:span text:style-name="T1">el III</text:span></text:p>
          <text:p text:style-name="P1"><text:span text:style-name="T1">Em</text:span><text:span text:style-name="T1">erg</text:span><text:span text:style-name="T1">enc</text:span><text:span text:style-name="T1">y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.908cm" svg:y="0.39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3.836cm" svg:y="0.618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.508cm" svg:y="0.69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.708cm" svg:y="1.001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8.165cm" svg:y="10.512cm">
          <text:p text:style-name="P1"><text:span text:style-name="T1">001</text:span></text:p>
          <text:p text:style-name="P1"><text:span text:style-name="T1">Village: Muddlefield</text:span></text:p>
          <text:p text:style-name="P1"><text:span text:style-name="T1">Candle Stick Mak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9.523cm" svg:y="10.6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8.195cm" svg:y="10.5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8.595cm" svg:y="11cm">
          <draw:text-box>
            <text:p text:style-name="P3"><text:span text:style-name="T2">S</text:span></text:p>
          </draw:text-box>
        </draw:frame>
        <draw:line draw:style-name="gr3" draw:text-style-name="P5" draw:layer="layout" svg:x1="7.789cm" svg:y1="11.176cm" svg:x2="8.128cm" svg:y2="11.176cm">
          <text:p/>
        </draw:line>
        <draw:custom-shape draw:style-name="gr1" draw:text-style-name="P2" draw:layer="layout" svg:width="1.524cm" svg:height="0.762cm" svg:x="23.378cm" svg:y="2.712cm">
          <text:p text:style-name="P1"><text:span text:style-name="T1">002</text:span></text:p>
          <text:p text:style-name="P1"><text:span text:style-name="T1">Attic</text:span></text:p>
          <text:p text:style-name="P1"><text:span text:style-name="T1">Servant Sleeping</text:span></text:p>
          <text:p text:style-name="P1"><text:span text:style-name="T1">Quarter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3.808cm" svg:y="2.5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24.736cm" svg:y="2.8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3.408cm" svg:y="2.8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3.808cm" svg:y="3.2cm">
          <draw:text-box>
            <text:p text:style-name="P3"><text:span text:style-name="T2">S</text:span></text:p>
          </draw:text-box>
        </draw:frame>
        <draw:custom-shape draw:style-name="gr1" draw:text-style-name="P2" draw:layer="layout" svg:width="1.524cm" svg:height="0.762cm" svg:x="21.478cm" svg:y="1.612cm">
          <text:p text:style-name="P1"><text:span text:style-name="T1">002</text:span></text:p>
          <text:p text:style-name="P1"><text:span text:style-name="T1">Attic</text:span></text:p>
          <text:p text:style-name="P1"><text:span text:style-name="T1">Attic ???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1.908cm" svg:y="1.4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22.836cm" svg:y="1.7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1.508cm" svg:y="1.7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1.908cm" svg:y="2.1cm">
          <draw:text-box>
            <text:p text:style-name="P3"><text:span text:style-name="T2">S</text:span></text:p>
          </draw:text-box>
        </draw:frame>
        <draw:line draw:style-name="gr3" draw:text-style-name="P5" draw:layer="layout" svg:x1="23.002cm" svg:y1="3.302cm" svg:x2="23.378cm" svg:y2="3.302cm">
          <text:p/>
        </draw:line>
        <draw:custom-shape draw:style-name="gr1" draw:text-style-name="P2" draw:layer="layout" svg:width="1.524cm" svg:height="0.762cm" svg:x="23.378cm" svg:y="1.612cm">
          <text:p text:style-name="P1"><text:span text:style-name="T1">002</text:span></text:p>
          <text:p text:style-name="P1"><text:span text:style-name="T1">Attic</text:span></text:p>
          <text:p text:style-name="P1"><text:span text:style-name="T1">Attic ???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3.808cm" svg:y="1.4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24.736cm" svg:y="1.7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3.408cm" svg:y="1.7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3.808cm" svg:y="2.1cm">
          <draw:text-box>
            <text:p text:style-name="P3"><text:span text:style-name="T2">S</text:span></text:p>
          </draw:text-box>
        </draw:frame>
        <draw:line draw:style-name="gr3" draw:text-style-name="P5" draw:layer="layout" svg:x1="23.622cm" svg:y1="2.712cm" svg:x2="23.622cm" svg:y2="2.374cm">
          <text:p/>
        </draw:line>
        <draw:custom-shape draw:style-name="gr1" draw:text-style-name="P2" draw:layer="layout" svg:width="1.524cm" svg:height="0.762cm" svg:x="10.065cm" svg:y="10.512cm">
          <text:p text:style-name="P1"><text:span text:style-name="T1">001</text:span></text:p>
          <text:p text:style-name="P1"><text:span text:style-name="T1">Village: Muddlefield</text:span></text:p>
          <text:p text:style-name="P1"><text:span text:style-name="T1">Basket Weav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1.423cm" svg:y="10.6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0.095cm" svg:y="10.5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0.495cm" svg:y="11cm">
          <draw:text-box>
            <text:p text:style-name="P3"><text:span text:style-name="T2">S</text:span></text:p>
          </draw:text-box>
        </draw:frame>
        <draw:line draw:style-name="gr3" draw:text-style-name="P5" draw:layer="layout" svg:x1="9.689cm" svg:y1="11.176cm" svg:x2="10.065cm" svg:y2="11.176cm">
          <text:p/>
        </draw:line>
        <draw:custom-shape draw:style-name="gr1" draw:text-style-name="P2" draw:layer="layout" svg:width="1.524cm" svg:height="0.762cm" svg:x="23.378cm" svg:y="5.012cm">
          <text:p text:style-name="P1"><text:span text:style-name="T1">0</text:span><text:span text:style-name="T1">0</text:span><text:span text:style-name="T1">2</text:span></text:p>
          <text:p text:style-name="P1"><text:span text:style-name="T1">L</text:span><text:span text:style-name="T1">o</text:span><text:span text:style-name="T1">r</text:span><text:span text:style-name="T1">d</text:span><text:span text:style-name="T1"> </text:span><text:span text:style-name="T1">o</text:span><text:span text:style-name="T1">f </text:span><text:span text:style-name="T1">t</text:span><text:span text:style-name="T1">h</text:span><text:span text:style-name="T1">e</text:span><text:span text:style-name="T1"> </text:span><text:span text:style-name="T1">C</text:span><text:span text:style-name="T1">a</text:span><text:span text:style-name="T1">s</text:span><text:span text:style-name="T1">tl</text:span><text:span text:style-name="T1">e</text:span></text:p>
          <text:p text:style-name="P1"><text:span text:style-name="T1">P</text:span><text:span text:style-name="T1">r</text:span><text:span text:style-name="T1">i</text:span><text:span text:style-name="T1">v</text:span><text:span text:style-name="T1">a</text:span><text:span text:style-name="T1">t</text:span><text:span text:style-name="T1">e</text:span><text:span text:style-name="T1"> </text:span><text:span text:style-name="T1">O</text:span><text:span text:style-name="T1">r</text:span><text:span text:style-name="T1">a</text:span><text:span text:style-name="T1">t</text:span><text:span text:style-name="T1">o</text:span><text:span text:style-name="T1">r</text:span><text:span text:style-name="T1">y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3.808cm" svg:y="4.8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24.736cm" svg:y="5.1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3.408cm" svg:y="5.1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3.808cm" svg:y="5.5cm">
          <draw:text-box>
            <text:p text:style-name="P3"><text:span text:style-name="T2">S</text:span></text:p>
          </draw:text-box>
        </draw:frame>
        <draw:line draw:style-name="gr3" draw:text-style-name="P5" draw:layer="layout" svg:x1="23.002cm" svg:y1="5.588cm" svg:x2="23.368cm" svg:y2="5.588cm">
          <text:p/>
        </draw:line>
        <draw:line draw:style-name="gr3" draw:text-style-name="P5" draw:layer="layout" svg:x1="21.844cm" svg:y1="2.374cm" svg:x2="21.844cm" svg:y2="2.712cm">
          <text:p/>
        </draw:line>
        <draw:line draw:style-name="gr3" draw:text-style-name="P5" draw:layer="layout" svg:x1="23.002cm" svg:y1="2.186cm" svg:x2="23.378cm" svg:y2="2.186cm">
          <text:p/>
        </draw:line>
        <draw:custom-shape draw:style-name="gr1" draw:text-style-name="P2" draw:layer="layout" svg:width="1.524cm" svg:height="0.762cm" svg:x="19.578cm" svg:y="0.512cm">
          <text:p text:style-name="P1"><text:span text:style-name="T1">002</text:span></text:p>
          <text:p text:style-name="P8"><text:span text:style-name="T1">Dungeon</text:span></text:p>
          <text:p text:style-name="P8"><text:span text:style-name="T1">Oubliett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0.008cm" svg:y="0.3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20.936cm" svg:y="0.6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9.608cm" svg:y="0.6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0.008cm" svg:y="1cm">
          <draw:text-box>
            <text:p text:style-name="P3"><text:span text:style-name="T2">S</text:span></text:p>
          </draw:text-box>
        </draw:frame>
        <draw:line draw:style-name="gr3" draw:text-style-name="P5" draw:layer="layout" svg:x1="19.202cm" svg:y1="1.016cm" svg:x2="19.608cm" svg:y2="1.016cm">
          <text:p/>
        </draw:line>
        <draw:custom-shape draw:style-name="gr1" draw:text-style-name="P2" draw:layer="layout" svg:width="1.524cm" svg:height="0.762cm" svg:x="19.578cm" svg:y="1.612cm">
          <text:p text:style-name="P1"><text:span text:style-name="T1">002</text:span></text:p>
          <text:p text:style-name="P8"><text:span text:style-name="T1">Dungeon</text:span></text:p>
          <text:p text:style-name="P8"><text:span text:style-name="T1">Jailers Quarter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0.008cm" svg:y="1.486cm">
          <draw:text-box>
            <text:p text:style-name="P3"><text:span text:style-name="T2">N</text:span></text:p>
          </draw:text-box>
        </draw:frame>
        <draw:frame draw:style-name="gr2" draw:text-style-name="P4" draw:layer="layout" svg:width="0.254cm" svg:height="0.37cm" svg:x="20.936cm" svg:y="1.7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9.608cm" svg:y="1.7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0.008cm" svg:y="2.1cm">
          <draw:text-box>
            <text:p text:style-name="P3"><text:span text:style-name="T2">S</text:span></text:p>
          </draw:text-box>
        </draw:frame>
        <draw:line draw:style-name="gr3" draw:text-style-name="P5" draw:layer="layout" svg:x1="19.812cm" svg:y1="1.274cm" svg:x2="19.812cm" svg:y2="1.612cm">
          <text:p/>
        </draw:line>
        <draw:frame draw:style-name="gr2" draw:text-style-name="P4" draw:layer="layout" svg:width="0.254cm" svg:height="0.37cm" svg:x="19.995cm" svg:y="13.6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25.265cm" svg:y="12.712cm">
          <text:p text:style-name="P1"><text:span text:style-name="T1">001</text:span></text:p>
          <text:p text:style-name="P1"><text:span text:style-name="T1">Giant Oak Tree 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6.623cm" svg:y="12.8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5.295cm" svg:y="12.7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5.695cm" svg:y="13.2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25.695cm" svg:y="12.586cm">
          <draw:text-box>
            <text:p text:style-name="P3"><text:span text:style-name="T2">N</text:span></text:p>
          </draw:text-box>
        </draw:frame>
        <draw:line draw:style-name="gr3" draw:text-style-name="P5" draw:layer="layout" svg:x1="25.695cm" svg:y1="13.474cm" svg:x2="25.695cm" svg:y2="13.812cm">
          <text:p/>
        </draw:line>
        <draw:line draw:style-name="gr3" draw:text-style-name="P5" draw:layer="layout" svg:x1="24.889cm" svg:y1="13.97cm" svg:x2="25.295cm" svg:y2="13.97cm">
          <text:p/>
        </draw:line>
        <draw:line draw:style-name="gr3" draw:text-style-name="P5" draw:layer="layout" svg:x1="21.465cm" svg:y1="11.076cm" svg:x2="21.089cm" svg:y2="11.076cm">
          <text:p/>
        </draw:line>
        <draw:custom-shape draw:style-name="gr1" draw:text-style-name="P2" draw:layer="layout" svg:width="1.524cm" svg:height="0.762cm" svg:x="25.265cm" svg:y="11.612cm">
          <text:p text:style-name="P1"><text:span text:style-name="T1">001</text:span></text:p>
          <text:p text:style-name="P1"><text:span text:style-name="T1">Three Boulder Gauge 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6.623cm" svg:y="11.7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5.295cm" svg:y="11.6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5.695cm" svg:y="12.1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25.695cm" svg:y="11.4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11.965cm" svg:y="14.912cm">
          <text:p text:style-name="P1"><text:span text:style-name="T1">001</text:span></text:p>
          <text:p text:style-name="P1"><text:span text:style-name="T1">Caves near Pixie Falls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3.323cm" svg:y="15.0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1.995cm" svg:y="14.9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2.395cm" svg:y="15.4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12.395cm" svg:y="14.7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25.265cm" svg:y="10.512cm">
          <text:p text:style-name="P1"><text:span text:style-name="T1">001</text:span></text:p>
          <text:p text:style-name="P1"><text:span text:style-name="T1"><text:s/></text:span><text:span text:style-name="T1">Purple Heath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26.623cm" svg:y="10.6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25.295cm" svg:y="10.5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25.695cm" svg:y="11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25.695cm" svg:y="10.3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13.865cm" svg:y="8.312cm">
          <text:p text:style-name="P1"><text:span text:style-name="T1">001</text:span></text:p>
          <text:p text:style-name="P1"><text:span text:style-name="T1">Goose Lak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5.223cm" svg:y="8.4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3.895cm" svg:y="8.3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4.295cm" svg:y="8.8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14.295cm" svg:y="8.1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10.065cm" svg:y="14.912cm">
          <text:p text:style-name="P1"><text:span text:style-name="T1">001</text:span></text:p>
          <text:p text:style-name="P1"><text:span text:style-name="T1">Smokewood Valley 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1.423cm" svg:y="15.0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0.095cm" svg:y="14.9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0.495cm" svg:y="15.4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10.495cm" svg:y="14.786cm">
          <draw:text-box>
            <text:p text:style-name="P3"><text:span text:style-name="T2">N</text:span></text:p>
          </draw:text-box>
        </draw:frame>
        <draw:custom-shape draw:style-name="gr1" draw:text-style-name="P2" draw:layer="layout" svg:width="1.524cm" svg:height="0.762cm" svg:x="10.065cm" svg:y="13.812cm">
          <text:p text:style-name="P1"><text:span text:style-name="T1">001</text:span></text:p>
          <text:p text:style-name="P1"><text:span text:style-name="T1">Wispy Glad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254cm" svg:height="0.37cm" svg:x="11.423cm" svg:y="13.914cm">
          <draw:text-box>
            <text:p text:style-name="P3"><text:span text:style-name="T2">E</text:span></text:p>
          </draw:text-box>
        </draw:frame>
        <draw:frame draw:style-name="gr2" draw:text-style-name="P4" draw:layer="layout" svg:width="0.254cm" svg:height="0.37cm" svg:x="10.095cm" svg:y="13.886cm">
          <draw:text-box>
            <text:p text:style-name="P3"><text:span text:style-name="T2">W</text:span></text:p>
          </draw:text-box>
        </draw:frame>
        <draw:frame draw:style-name="gr2" draw:text-style-name="P4" draw:layer="layout" svg:width="0.254cm" svg:height="0.37cm" svg:x="10.495cm" svg:y="14.3cm">
          <draw:text-box>
            <text:p text:style-name="P3"><text:span text:style-name="T2">S</text:span></text:p>
          </draw:text-box>
        </draw:frame>
        <draw:frame draw:style-name="gr2" draw:text-style-name="P4" draw:layer="layout" svg:width="0.254cm" svg:height="0.37cm" svg:x="10.495cm" svg:y="13.686cm">
          <draw:text-box>
            <text:p text:style-name="P3"><text:span text:style-name="T2">N</text:span></text:p>
          </draw:text-box>
        </draw:frame>
        <draw:line draw:style-name="gr3" draw:text-style-name="P5" draw:layer="layout" svg:x1="10.495cm" svg:y1="14.912cm" svg:x2="10.495cm" svg:y2="14.574cm">
          <text:p/>
        </draw:line>
        <draw:line draw:style-name="gr3" draw:text-style-name="P5" draw:layer="layout" svg:x1="11.965cm" svg:y1="15.494cm" svg:x2="11.589cm" svg:y2="15.494cm">
          <text:p/>
        </draw:line>
        <draw:line draw:style-name="gr3" draw:text-style-name="P5" draw:layer="layout" svg:x1="13.865cm" svg:y1="15.494cm" svg:x2="13.489cm" svg:y2="15.494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5T08:02:45.466231774</meta:creation-date>
    <dc:date>2023-11-28T00:37:59.105564597</dc:date>
    <meta:editing-duration>PT16H18M5S</meta:editing-duration>
    <meta:editing-cycles>29</meta:editing-cycles>
    <meta:generator>LibreOffice/6.4.7.2$Linux_X86_64 LibreOffice_project/40$Build-2</meta:generator>
    <meta:document-statistic meta:object-count="991"/>
  </office:meta>
</office:document-meta>
</file>